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2646in"/>
    </style:style>
    <style:style style:name="co7" style:family="table-column">
      <style:table-column-properties fo:break-before="auto" style:column-width="0.4098in"/>
    </style:style>
    <style:style style:name="co8" style:family="table-column">
      <style:table-column-properties fo:break-before="auto" style:column-width="0.4827in"/>
    </style:style>
    <style:style style:name="co9" style:family="table-column">
      <style:table-column-properties fo:break-before="auto" style:column-width="0.4516in"/>
    </style:style>
    <style:style style:name="co10" style:family="table-column">
      <style:table-column-properties fo:break-before="auto" style:column-width="1.0319in"/>
    </style:style>
    <style:style style:name="co11" style:family="table-column">
      <style:table-column-properties fo:break-before="auto" style:column-width="1.1043in"/>
    </style:style>
    <style:style style:name="co12" style:family="table-column">
      <style:table-column-properties fo:break-before="auto" style:column-width="1.177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1.0008in"/>
    </style:style>
    <style:style style:name="co15" style:family="table-column">
      <style:table-column-properties fo:break-before="auto" style:column-width="0.9591in"/>
    </style:style>
    <style:style style:name="co16" style:family="table-column">
      <style:table-column-properties fo:break-before="auto" style:column-width="1.072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013">
            <text:p>1.3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018">
            <text:p>1.8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046">
            <text:p>4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23">
            <text:p>1323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814">
            <text:p>181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2787">
            <text:p>2787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0-10-10">
            <text:p>2020-10-10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1 - 1.25)">
            <text:p>(1 - 1.2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23">
            <text:p>1.23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number-columns-repeated="3" table:default-cell-style-name="Default"/>
        <table:table-column table:style-name="co4" table:number-columns-repeated="3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42">
            <text:p>142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20.5">
            <text:p>20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0.144366197183099">
            <text:p>0.1443661972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1.5461312239635">
            <text:p>1.546131224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5.14009883159348">
            <text:p>5.140098831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6">
            <text:p>166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6.25">
            <text:p>16.2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78915662650602">
            <text:p>0.0978915663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6140268906953">
            <text:p>1.3614026891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42194490944382">
            <text:p>7.4219449094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8">
            <text:p>188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4.125">
            <text:p>14.12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51329787234043">
            <text:p>0.0751329787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7402955593594">
            <text:p>1.2740295559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9.56799435809472">
            <text:p>9.5679943581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52">
            <text:p>252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5.5">
            <text:p>15.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615079365079365">
            <text:p>0.061507936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2269290123457">
            <text:p>1.2226929012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1.6123575184631">
            <text:p>11.6123575185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16">
            <text:p>216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3.25">
            <text:p>3.2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50462962962963">
            <text:p>0.0150462963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5310576346022">
            <text:p>1.0531057635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3.5">
            <text:p>3.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021875">
            <text:p>0.021875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077500390625">
            <text:p>1.0775003906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32.0320519264357">
            <text:p>32.0320519264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8">
            <text:p>88</text:p>
          </table:table-cell>
          <table:table-cell office:value-type="float" office:value="188">
            <text:p>188</text:p>
          </table:table-cell>
          <table:table-cell office:value-type="float" office:value="5">
            <text:p>5</text:p>
          </table:table-cell>
          <table:table-cell office:value-type="float" office:value="1.625">
            <text:p>1.625</text:p>
          </table:table-cell>
          <table:table-cell office:value-type="float" office:value="14">
            <text:p>14</text:p>
          </table:table-cell>
          <table:table-cell office:value-type="float" office:value="0.25">
            <text:p>0.25</text:p>
          </table:table-cell>
          <table:table-cell office:value-type="float" office:value="0.0184659090909091">
            <text:p>0.0184659091</text:p>
          </table:table-cell>
          <table:table-cell office:value-type="float" office:value="0.074468085106383">
            <text:p>0.0744680851</text:p>
          </table:table-cell>
          <table:table-cell office:value-type="float" office:value="1.9975">
            <text:p>1.9975</text:p>
          </table:table-cell>
          <table:table-cell office:value-type="float" office:value="1.06529902182335">
            <text:p>1.0652990218</text:p>
          </table:table-cell>
          <table:table-cell office:value-type="float" office:value="1.27150746944319">
            <text:p>1.2715074694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9.65040155450551">
            <text:p>9.6504015545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5">
            <text:p>105</text:p>
          </table:table-cell>
          <table:table-cell office:value-type="float" office:value="244">
            <text:p>244</text:p>
          </table:table-cell>
          <table:table-cell office:value-type="float" office:value="9.625">
            <text:p>9.625</text:p>
          </table:table-cell>
          <table:table-cell office:value-type="float" office:value="2.875">
            <text:p>2.875</text:p>
          </table:table-cell>
          <table:table-cell office:value-type="float" office:value="15.25">
            <text:p>15.25</text:p>
          </table:table-cell>
          <table:table-cell office:value-type="float" office:value="0.320833333333333">
            <text:p>0.3208333333</text:p>
          </table:table-cell>
          <table:table-cell office:value-type="float" office:value="0.0273809523809524">
            <text:p>0.0273809524</text:p>
          </table:table-cell>
          <table:table-cell office:value-type="float" office:value="0.0625">
            <text:p>0.0625</text:p>
          </table:table-cell>
          <table:table-cell office:value-type="float" office:value="2.32466736111111">
            <text:p>2.3246673611</text:p>
          </table:table-cell>
          <table:table-cell office:value-type="float" office:value="1.09730277777778">
            <text:p>1.0973027778</text:p>
          </table:table-cell>
          <table:table-cell office:value-type="float" office:value="1.22640625">
            <text:p>1.22640625</text:p>
          </table:table-cell>
          <table:table-cell office:value-type="float" office:value="2.49097994657408">
            <text:p>2.4909799466</text:p>
          </table:table-cell>
          <table:table-cell office:value-type="float" office:value="25.6599537961926">
            <text:p>25.6599537962</text:p>
          </table:table-cell>
          <table:table-cell office:value-type="float" office:value="11.4334268782529">
            <text:p>11.433426878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8">
            <text:p>98</text:p>
          </table:table-cell>
          <table:table-cell office:value-type="float" office:value="216">
            <text:p>216</text:p>
          </table:table-cell>
          <table:table-cell office:value-type="float" office:value="8.75">
            <text:p>8.75</text:p>
          </table:table-cell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office:value-type="float" office:value="0.150862068965517">
            <text:p>0.150862069</text:p>
          </table:table-cell>
          <table:table-cell office:value-type="float" office:value="0.122448979591837">
            <text:p>0.1224489796</text:p>
          </table:table-cell>
          <table:table-cell office:value-type="float" office:value="0.0150462962962963">
            <text:p>0.0150462963</text:p>
          </table:table-cell>
          <table:table-cell office:value-type="float" office:value="1.57262559453032">
            <text:p>1.5726255945</text:p>
          </table:table-cell>
          <table:table-cell office:value-type="float" office:value="1.45795918367347">
            <text:p>1.4579591837</text:p>
          </table:table-cell>
          <table:table-cell office:value-type="float" office:value="1.05310576346022">
            <text:p>1.0531057635</text:p>
          </table:table-cell>
          <table:table-cell office:value-type="float" office:value="4.93303560640243">
            <text:p>4.9330356064</text:p>
          </table:table-cell>
          <table:table-cell office:value-type="float" office:value="6.00060476220983">
            <text:p>6.000604762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94">
            <text:p>194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2.5">
            <text:p>32.5</text:p>
          </table:table-cell>
          <table:table-cell office:value-type="float" office:value="0.114285714285714">
            <text:p>0.1142857143</text:p>
          </table:table-cell>
          <table:table-cell office:value-type="float" office:value="0">
            <text:p>0</text:p>
          </table:table-cell>
          <table:table-cell office:value-type="float" office:value="0.167525773195876">
            <text:p>0.1675257732</text:p>
          </table:table-cell>
          <table:table-cell office:value-type="float" office:value="1.4256">
            <text:p>1.4256</text:p>
          </table:table-cell>
          <table:table-cell office:value-type="float" office:value="1">
            <text:p>1</text:p>
          </table:table-cell>
          <table:table-cell office:value-type="float" office:value="1.64134738016792">
            <text:p>1.6413473802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47518603160597">
            <text:p>4.4751860316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2">
            <text:p>112</text:p>
          </table:table-cell>
          <table:table-cell office:value-type="float" office:value="221">
            <text:p>221</text:p>
          </table:table-cell>
          <table:table-cell office:value-type="float" office:value="1.25">
            <text:p>1.25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0.0178571428571429">
            <text:p>0.0178571429</text:p>
          </table:table-cell>
          <table:table-cell office:value-type="float" office:value="0.0267857142857143">
            <text:p>0.0267857143</text:p>
          </table:table-cell>
          <table:table-cell office:value-type="float" office:value="0.253393665158371">
            <text:p>0.2533936652</text:p>
          </table:table-cell>
          <table:table-cell office:value-type="float" office:value="1.063125">
            <text:p>1.063125</text:p>
          </table:table-cell>
          <table:table-cell office:value-type="float" office:value="1.09515625">
            <text:p>1.09515625</text:p>
          </table:table-cell>
          <table:table-cell office:value-type="float" office:value="2.01272619315739">
            <text:p>2.0127261932</text:p>
          </table:table-cell>
          <table:table-cell office:value-type="float" office:value="0">
            <text:p>0</text:p>
          </table:table-cell>
          <table:table-cell office:value-type="float" office:value="26.2225415041641">
            <text:p>26.2225415042</text:p>
          </table:table-cell>
          <table:table-cell office:value-type="float" office:value="3.06899462056601">
            <text:p>3.0689946206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4">
            <text:p>134</text:p>
          </table:table-cell>
          <table:table-cell office:value-type="float" office:value="310">
            <text:p>310</text:p>
          </table:table-cell>
          <table:table-cell office:value-type="float" office:value="2.5">
            <text:p>2.5</text:p>
          </table:table-cell>
          <table:table-cell office:value-type="float" office:value="3.75">
            <text:p>3.75</text:p>
          </table:table-cell>
          <table:table-cell office:value-type="float" office:value="76.25">
            <text:p>76.25</text:p>
          </table:table-cell>
          <table:table-cell office:value-type="float" office:value="0.03125">
            <text:p>0.03125</text:p>
          </table:table-cell>
          <table:table-cell office:value-type="float" office:value="0.0279850746268657">
            <text:p>0.0279850746</text:p>
          </table:table-cell>
          <table:table-cell office:value-type="float" office:value="0.245967741935484">
            <text:p>0.2459677419</text:p>
          </table:table-cell>
          <table:table-cell office:value-type="float" office:value="1.1112890625">
            <text:p>1.1112890625</text:p>
          </table:table-cell>
          <table:table-cell office:value-type="float" office:value="1.0994827634217">
            <text:p>1.0994827634</text:p>
          </table:table-cell>
          <table:table-cell office:value-type="float" office:value="1.97946735171696">
            <text:p>1.9794673517</text:p>
          </table:table-cell>
          <table:table-cell office:value-type="float" office:value="22.5255059555446">
            <text:p>22.5255059555</text:p>
          </table:table-cell>
          <table:table-cell office:value-type="float" office:value="25.1134385865802">
            <text:p>25.1134385866</text:p>
          </table:table-cell>
          <table:table-cell office:value-type="float" office:value="3.15192216764698">
            <text:p>3.1519221676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83">
            <text:p>383</text:p>
          </table:table-cell>
          <table:table-cell office:value-type="float" office:value="8">
            <text:p>8</text:p>
          </table:table-cell>
          <table:table-cell office:value-type="float" office:value="1.625">
            <text:p>1.625</text:p>
          </table:table-cell>
          <table:table-cell office:value-type="float" office:value="50.5">
            <text:p>50.5</text:p>
          </table:table-cell>
          <table:table-cell office:value-type="float" office:value="0.114285714285714">
            <text:p>0.1142857143</text:p>
          </table:table-cell>
          <table:table-cell office:value-type="float" office:value="0.013">
            <text:p>0.013</text:p>
          </table:table-cell>
          <table:table-cell office:value-type="float" office:value="0.131853785900783">
            <text:p>0.1318537859</text:p>
          </table:table-cell>
          <table:table-cell office:value-type="float" office:value="1.4256">
            <text:p>1.4256</text:p>
          </table:table-cell>
          <table:table-cell office:value-type="float" office:value="1.04583124">
            <text:p>1.04583124</text:p>
          </table:table-cell>
          <table:table-cell office:value-type="float" office:value="1.49556367553123">
            <text:p>1.495563675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5.59635919192045">
            <text:p>5.5963591919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420">
            <text:p>420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7.625">
            <text:p>47.625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13392857142857">
            <text:p>0.1133928571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220765625">
            <text:p>1.4220765625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6.45316445692802">
            <text:p>6.4531644569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608">
            <text:p>608</text:p>
          </table:table-cell>
          <table:table-cell office:value-type="float" office:value="1.25">
            <text:p>1.25</text:p>
          </table:table-cell>
          <table:table-cell office:value-type="float" office:value="19.625">
            <text:p>19.625</text:p>
          </table:table-cell>
          <table:table-cell office:value-type="float" office:value="52.625">
            <text:p>52.625</text:p>
          </table:table-cell>
          <table:table-cell office:value-type="float" office:value="0.0178571428571429">
            <text:p>0.0178571429</text:p>
          </table:table-cell>
          <table:table-cell office:value-type="float" office:value="0.157">
            <text:p>0.157</text:p>
          </table:table-cell>
          <table:table-cell office:value-type="float" office:value="0.0865542763157895">
            <text:p>0.0865542763</text:p>
          </table:table-cell>
          <table:table-cell office:value-type="float" office:value="1.063125">
            <text:p>1.063125</text:p>
          </table:table-cell>
          <table:table-cell office:value-type="float" office:value="1.59781204">
            <text:p>1.59781204</text:p>
          </table:table-cell>
          <table:table-cell office:value-type="float" office:value="1.31762358689242">
            <text:p>1.3176235869</text:p>
          </table:table-cell>
          <table:table-cell office:value-type="float" office:value="0">
            <text:p>0</text:p>
          </table:table-cell>
          <table:table-cell office:value-type="float" office:value="4.75310327205795">
            <text:p>4.7531032721</text:p>
          </table:table-cell>
          <table:table-cell office:value-type="float" office:value="8.35001646956465">
            <text:p>8.3500164696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5">
            <text:p>165</text:p>
          </table:table-cell>
          <table:table-cell office:value-type="float" office:value="797">
            <text:p>797</text:p>
          </table:table-cell>
          <table:table-cell office:value-type="float" office:value="2.5">
            <text:p>2.5</text:p>
          </table:table-cell>
          <table:table-cell office:value-type="float" office:value="37.5">
            <text:p>37.5</text:p>
          </table:table-cell>
          <table:table-cell office:value-type="float" office:value="31">
            <text:p>31</text:p>
          </table:table-cell>
          <table:table-cell office:value-type="float" office:value="0.03125">
            <text:p>0.03125</text:p>
          </table:table-cell>
          <table:table-cell office:value-type="float" office:value="0.227272727272727">
            <text:p>0.2272727273</text:p>
          </table:table-cell>
          <table:table-cell office:value-type="float" office:value="0.0388958594730238">
            <text:p>0.0388958595</text:p>
          </table:table-cell>
          <table:table-cell office:value-type="float" office:value="1.1112890625">
            <text:p>1.1112890625</text:p>
          </table:table-cell>
          <table:table-cell office:value-type="float" office:value="1.89669421487603">
            <text:p>1.8966942149</text:p>
          </table:table-cell>
          <table:table-cell office:value-type="float" office:value="1.13910076840851">
            <text:p>1.1391007684</text:p>
          </table:table-cell>
          <table:table-cell office:value-type="float" office:value="22.5255059555446">
            <text:p>22.5255059555</text:p>
          </table:table-cell>
          <table:table-cell office:value-type="float" office:value="3.38460005624298">
            <text:p>3.3846000562</text:p>
          </table:table-cell>
          <table:table-cell office:value-type="float" office:value="18.1649599401177">
            <text:p>18.164959940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2">
            <text:p>202</text:p>
          </table:table-cell>
          <table:table-cell office:value-type="float" office:value="1101">
            <text:p>1101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105.375">
            <text:p>105.375</text:p>
          </table:table-cell>
          <table:table-cell office:value-type="float" office:value="0.112847222222222">
            <text:p>0.1128472222</text:p>
          </table:table-cell>
          <table:table-cell office:value-type="float" office:value="0.206683168316832">
            <text:p>0.2066831683</text:p>
          </table:table-cell>
          <table:table-cell office:value-type="float" office:value="0.095708446866485">
            <text:p>0.0957084469</text:p>
          </table:table-cell>
          <table:table-cell office:value-type="float" office:value="1.41992488908179">
            <text:p>1.4199248891</text:p>
          </table:table-cell>
          <table:table-cell office:value-type="float" office:value="1.80711823595726">
            <text:p>1.807118236</text:p>
          </table:table-cell>
          <table:table-cell office:value-type="float" office:value="1.35293337336382">
            <text:p>1.3529333734</text:p>
          </table:table-cell>
          <table:table-cell office:value-type="float" office:value="6.48274912163615">
            <text:p>6.4827491216</text:p>
          </table:table-cell>
          <table:table-cell office:value-type="float" office:value="3.68939805066678">
            <text:p>3.6893980507</text:p>
          </table:table-cell>
          <table:table-cell office:value-type="float" office:value="7.5835728031821">
            <text:p>7.583572803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5">
            <text:p>235</text:p>
          </table:table-cell>
          <table:table-cell office:value-type="float" office:value="1179">
            <text:p>1179</text:p>
          </table:table-cell>
          <table:table-cell office:value-type="float" office:value="13.5">
            <text:p>13.5</text:p>
          </table:table-cell>
          <table:table-cell office:value-type="float" office:value="41.25">
            <text:p>41.25</text:p>
          </table:table-cell>
          <table:table-cell office:value-type="float" office:value="106">
            <text:p>106</text:p>
          </table:table-cell>
          <table:table-cell office:value-type="float" office:value="0.164634146341463">
            <text:p>0.1646341463</text:p>
          </table:table-cell>
          <table:table-cell office:value-type="float" office:value="0.175531914893617">
            <text:p>0.1755319149</text:p>
          </table:table-cell>
          <table:table-cell office:value-type="float" office:value="0.0899067005937235">
            <text:p>0.0899067006</text:p>
          </table:table-cell>
          <table:table-cell office:value-type="float" office:value="1.62934414039262">
            <text:p>1.6293441404</text:p>
          </table:table-cell>
          <table:table-cell office:value-type="float" office:value="1.67475215029425">
            <text:p>1.6747521503</text:p>
          </table:table-cell>
          <table:table-cell office:value-type="float" office:value="1.33051655310887">
            <text:p>1.3305165531</text:p>
          </table:table-cell>
          <table:table-cell office:value-type="float" office:value="4.54800094187489">
            <text:p>4.5480009419</text:p>
          </table:table-cell>
          <table:table-cell office:value-type="float" office:value="4.28607478659891">
            <text:p>4.2860747866</text:p>
          </table:table-cell>
          <table:table-cell office:value-type="float" office:value="8.05122893260469">
            <text:p>8.051228932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415">
            <text:p>1415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121.75">
            <text:p>121.7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860424028268551">
            <text:p>0.086042402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31565886825906">
            <text:p>1.3156588683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8.3976853551346">
            <text:p>8.397685355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5">
            <text:p>355</text:p>
          </table:table-cell>
          <table:table-cell office:value-type="float" office:value="1162">
            <text:p>1162</text:p>
          </table:table-cell>
          <table:table-cell office:value-type="float" office:value="31">
            <text:p>31</text:p>
          </table:table-cell>
          <table:table-cell office:value-type="float" office:value="57.375">
            <text:p>57.375</text:p>
          </table:table-cell>
          <table:table-cell office:value-type="float" office:value="124.25">
            <text:p>124.25</text:p>
          </table:table-cell>
          <table:table-cell office:value-type="float" office:value="0.254098360655738">
            <text:p>0.2540983607</text:p>
          </table:table-cell>
          <table:table-cell office:value-type="float" office:value="0.161619718309859">
            <text:p>0.1616197183</text:p>
          </table:table-cell>
          <table:table-cell office:value-type="float" office:value="0.106927710843373">
            <text:p>0.1069277108</text:p>
          </table:table-cell>
          <table:table-cell office:value-type="float" office:value="2.01589357699543">
            <text:p>2.015893577</text:p>
          </table:table-cell>
          <table:table-cell office:value-type="float" office:value="1.61686604344376">
            <text:p>1.6168660434</text:p>
          </table:table-cell>
          <table:table-cell office:value-type="float" office:value="1.39665671723037">
            <text:p>1.3966567172</text:p>
          </table:table-cell>
          <table:table-cell office:value-type="float" office:value="3.06137594859294">
            <text:p>3.0613759486</text:p>
          </table:table-cell>
          <table:table-cell office:value-type="float" office:value="4.6266769492408">
            <text:p>4.6266769492</text:p>
          </table:table-cell>
          <table:table-cell office:value-type="float" office:value="6.82309715984652">
            <text:p>6.8230971598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410">
            <text:p>410</text:p>
          </table:table-cell>
          <table:table-cell office:value-type="float" office:value="1101">
            <text:p>1101</text:p>
          </table:table-cell>
          <table:table-cell office:value-type="float" office:value="34.75">
            <text:p>34.75</text:p>
          </table:table-cell>
          <table:table-cell office:value-type="float" office:value="102.375">
            <text:p>102.375</text:p>
          </table:table-cell>
          <table:table-cell office:value-type="float" office:value="105.375">
            <text:p>105.375</text:p>
          </table:table-cell>
          <table:table-cell office:value-type="float" office:value="0.224193548387097">
            <text:p>0.2241935484</text:p>
          </table:table-cell>
          <table:table-cell office:value-type="float" office:value="0.24969512195122">
            <text:p>0.249695122</text:p>
          </table:table-cell>
          <table:table-cell office:value-type="float" office:value="0.095708446866485">
            <text:p>0.0957084469</text:p>
          </table:table-cell>
          <table:table-cell office:value-type="float" office:value="1.8831924037461">
            <text:p>1.8831924037</text:p>
          </table:table-cell>
          <table:table-cell office:value-type="float" office:value="1.99613432852469">
            <text:p>1.9961343285</text:p>
          </table:table-cell>
          <table:table-cell office:value-type="float" office:value="1.35293337336382">
            <text:p>1.3529333734</text:p>
          </table:table-cell>
          <table:table-cell office:value-type="float" office:value="3.42663289257146">
            <text:p>3.4266328926</text:p>
          </table:table-cell>
          <table:table-cell office:value-type="float" office:value="3.10968310882427">
            <text:p>3.1096831088</text:p>
          </table:table-cell>
          <table:table-cell office:value-type="float" office:value="7.5835728031821">
            <text:p>7.583572803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222">
            <text:p>1222</text:p>
          </table:table-cell>
          <table:table-cell office:value-type="float" office:value="35">
            <text:p>35</text:p>
          </table:table-cell>
          <table:table-cell office:value-type="float" office:value="89.25">
            <text:p>89.25</text:p>
          </table:table-cell>
          <table:table-cell office:value-type="float" office:value="114.625">
            <text:p>114.625</text:p>
          </table:table-cell>
          <table:table-cell office:value-type="float" office:value="0.196629213483146">
            <text:p>0.1966292135</text:p>
          </table:table-cell>
          <table:table-cell office:value-type="float" office:value="0.207558139534884">
            <text:p>0.2075581395</text:p>
          </table:table-cell>
          <table:table-cell office:value-type="float" office:value="0.0938011456628478">
            <text:p>0.0938011457</text:p>
          </table:table-cell>
          <table:table-cell office:value-type="float" office:value="1.76398182047721">
            <text:p>1.7639818205</text:p>
          </table:table-cell>
          <table:table-cell office:value-type="float" office:value="1.81089103569497">
            <text:p>1.8108910357</text:p>
          </table:table-cell>
          <table:table-cell office:value-type="float" office:value="1.34554937347819">
            <text:p>1.3455493735</text:p>
          </table:table-cell>
          <table:table-cell office:value-type="float" office:value="3.86135884870175">
            <text:p>3.8613588487</text:p>
          </table:table-cell>
          <table:table-cell office:value-type="float" office:value="3.67521869990575">
            <text:p>3.6752186999</text:p>
          </table:table-cell>
          <table:table-cell office:value-type="float" office:value="7.73093391735638">
            <text:p>7.730933917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85">
            <text:p>485</text:p>
          </table:table-cell>
          <table:table-cell office:value-type="float" office:value="1457">
            <text:p>1457</text:p>
          </table:table-cell>
          <table:table-cell office:value-type="float" office:value="37.875">
            <text:p>37.875</text:p>
          </table:table-cell>
          <table:table-cell office:value-type="float" office:value="18.75">
            <text:p>18.75</text:p>
          </table:table-cell>
          <table:table-cell office:value-type="float" office:value="55.875">
            <text:p>55.875</text:p>
          </table:table-cell>
          <table:table-cell office:value-type="float" office:value="0.150297619047619">
            <text:p>0.150297619</text:p>
          </table:table-cell>
          <table:table-cell office:value-type="float" office:value="0.038659793814433">
            <text:p>0.0386597938</text:p>
          </table:table-cell>
          <table:table-cell office:value-type="float" office:value="0.0383493479752917">
            <text:p>0.038349348</text:p>
          </table:table-cell>
          <table:table-cell office:value-type="float" office:value="1.57031684027778">
            <text:p>1.5703168403</text:p>
          </table:table-cell>
          <table:table-cell office:value-type="float" office:value="1.13823865447975">
            <text:p>1.1382386545</text:p>
          </table:table-cell>
          <table:table-cell office:value-type="float" office:value="1.13710523599418">
            <text:p>1.137105236</text:p>
          </table:table-cell>
          <table:table-cell office:value-type="float" office:value="4.95031906453277">
            <text:p>4.9503190645</text:p>
          </table:table-cell>
          <table:table-cell office:value-type="float" office:value="18.2737897199839">
            <text:p>18.27378972</text:p>
          </table:table-cell>
          <table:table-cell office:value-type="float" office:value="18.4189492143534">
            <text:p>18.418949214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32">
            <text:p>532</text:p>
          </table:table-cell>
          <table:table-cell office:value-type="float" office:value="1529">
            <text:p>1529</text:p>
          </table:table-cell>
          <table:table-cell office:value-type="float" office:value="27.5">
            <text:p>27.5</text:p>
          </table:table-cell>
          <table:table-cell office:value-type="float" office:value="170.125">
            <text:p>170.125</text:p>
          </table:table-cell>
          <table:table-cell office:value-type="float" office:value="109.75">
            <text:p>109.75</text:p>
          </table:table-cell>
          <table:table-cell office:value-type="float" office:value="0.0846153846153846">
            <text:p>0.0846153846</text:p>
          </table:table-cell>
          <table:table-cell office:value-type="float" office:value="0.319783834586466">
            <text:p>0.3197838346</text:p>
          </table:table-cell>
          <table:table-cell office:value-type="float" office:value="0.0717789404839765">
            <text:p>0.0717789405</text:p>
          </table:table-cell>
          <table:table-cell office:value-type="float" office:value="1.31018698224852">
            <text:p>1.3101869822</text:p>
          </table:table-cell>
          <table:table-cell office:value-type="float" office:value="2.31967635474377">
            <text:p>2.3196763547</text:p>
          </table:table-cell>
          <table:table-cell office:value-type="float" office:value="1.26132463563604">
            <text:p>1.2613246356</text:p>
          </table:table-cell>
          <table:table-cell office:value-type="float" office:value="8.53362174733149">
            <text:p>8.5336217473</text:p>
          </table:table-cell>
          <table:table-cell office:value-type="float" office:value="2.49811609522559">
            <text:p>2.4981160952</text:p>
          </table:table-cell>
          <table:table-cell office:value-type="float" office:value="9.99926267953694">
            <text:p>9.999262679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32">
            <text:p>332</text:p>
          </table:table-cell>
          <table:table-cell office:value-type="float" office:value="684">
            <text:p>684</text:p>
          </table:table-cell>
          <table:table-cell office:value-type="float" office:value="1660">
            <text:p>1660</text:p>
          </table:table-cell>
          <table:table-cell office:value-type="float" office:value="81.625">
            <text:p>81.625</text:p>
          </table:table-cell>
          <table:table-cell office:value-type="float" office:value="123.625">
            <text:p>123.625</text:p>
          </table:table-cell>
          <table:table-cell office:value-type="float" office:value="146.125">
            <text:p>146.125</text:p>
          </table:table-cell>
          <table:table-cell office:value-type="float" office:value="0.24585843373494">
            <text:p>0.2458584337</text:p>
          </table:table-cell>
          <table:table-cell office:value-type="float" office:value="0.180738304093567">
            <text:p>0.1807383041</text:p>
          </table:table-cell>
          <table:table-cell office:value-type="float" office:value="0.0880271084337349">
            <text:p>0.0880271084</text:p>
          </table:table-cell>
          <table:table-cell office:value-type="float" office:value="1.97897940217194">
            <text:p>1.9789794022</text:p>
          </table:table-cell>
          <table:table-cell office:value-type="float" office:value="1.69661008007806">
            <text:p>1.6966100801</text:p>
          </table:table-cell>
          <table:table-cell office:value-type="float" office:value="1.32328247228371">
            <text:p>1.3232824723</text:p>
          </table:table-cell>
          <table:table-cell office:value-type="float" office:value="3.15318011886646">
            <text:p>3.1531801189</text:p>
          </table:table-cell>
          <table:table-cell office:value-type="float" office:value="4.17206871656458">
            <text:p>4.1720687166</text:p>
          </table:table-cell>
          <table:table-cell office:value-type="float" office:value="8.21594783493045">
            <text:p>8.2159478349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732">
            <text:p>732</text:p>
          </table:table-cell>
          <table:table-cell office:value-type="float" office:value="1707">
            <text:p>1707</text:p>
          </table:table-cell>
          <table:table-cell office:value-type="float" office:value="70.375">
            <text:p>70.375</text:p>
          </table:table-cell>
          <table:table-cell office:value-type="float" office:value="39">
            <text:p>39</text:p>
          </table:table-cell>
          <table:table-cell office:value-type="float" office:value="205">
            <text:p>205</text:p>
          </table:table-cell>
          <table:table-cell office:value-type="float" office:value="0.202227011494253">
            <text:p>0.2022270115</text:p>
          </table:table-cell>
          <table:table-cell office:value-type="float" office:value="0.0532786885245902">
            <text:p>0.0532786885</text:p>
          </table:table-cell>
          <table:table-cell office:value-type="float" office:value="0.120093731693029">
            <text:p>0.1200937317</text:p>
          </table:table-cell>
          <table:table-cell office:value-type="float" office:value="1.78795023801856">
            <text:p>1.787950238</text:p>
          </table:table-cell>
          <table:table-cell office:value-type="float" office:value="1.19203910239183">
            <text:p>1.1920391024</text:p>
          </table:table-cell>
          <table:table-cell office:value-type="float" office:value="1.44859616953384">
            <text:p>1.4485961695</text:p>
          </table:table-cell>
          <table:table-cell office:value-type="float" office:value="3.7635109123768">
            <text:p>3.7635109124</text:p>
          </table:table-cell>
          <table:table-cell office:value-type="float" office:value="13.3534147983439">
            <text:p>13.3534147983</text:p>
          </table:table-cell>
          <table:table-cell office:value-type="float" office:value="6.11174226909487">
            <text:p>6.1117422691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830">
            <text:p>830</text:p>
          </table:table-cell>
          <table:table-cell office:value-type="float" office:value="2296">
            <text:p>2296</text:p>
          </table:table-cell>
          <table:table-cell office:value-type="float" office:value="13.75">
            <text:p>13.75</text:p>
          </table:table-cell>
          <table:table-cell office:value-type="float" office:value="33">
            <text:p>33</text:p>
          </table:table-cell>
          <table:table-cell office:value-type="float" office:value="180.5">
            <text:p>180.5</text:p>
          </table:table-cell>
          <table:table-cell office:value-type="float" office:value="0.0376712328767123">
            <text:p>0.0376712329</text:p>
          </table:table-cell>
          <table:table-cell office:value-type="float" office:value="0.0397590361445783">
            <text:p>0.0397590361</text:p>
          </table:table-cell>
          <table:table-cell office:value-type="float" office:value="0.0786149825783972">
            <text:p>0.0786149826</text:p>
          </table:table-cell>
          <table:table-cell office:value-type="float" office:value="1.13463079376994">
            <text:p>1.1346307938</text:p>
          </table:table-cell>
          <table:table-cell office:value-type="float" office:value="1.14225495717811">
            <text:p>1.1422549572</text:p>
          </table:table-cell>
          <table:table-cell office:value-type="float" office:value="1.28726585737656">
            <text:p>1.2872658574</text:p>
          </table:table-cell>
          <table:table-cell office:value-type="float" office:value="18.7443446228369">
            <text:p>18.7443446228</text:p>
          </table:table-cell>
          <table:table-cell office:value-type="float" office:value="17.7780233690285">
            <text:p>17.778023369</text:p>
          </table:table-cell>
          <table:table-cell office:value-type="float" office:value="9.15918842939173">
            <text:p>9.1591884294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848">
            <text:p>848</text:p>
          </table:table-cell>
          <table:table-cell office:value-type="float" office:value="2550">
            <text:p>2550</text:p>
          </table:table-cell>
          <table:table-cell office:value-type="float" office:value="57">
            <text:p>57</text:p>
          </table:table-cell>
          <table:table-cell office:value-type="float" office:value="74.875">
            <text:p>74.875</text:p>
          </table:table-cell>
          <table:table-cell office:value-type="float" office:value="213.75">
            <text:p>213.75</text:p>
          </table:table-cell>
          <table:table-cell office:value-type="float" office:value="0.166666666666667">
            <text:p>0.1666666667</text:p>
          </table:table-cell>
          <table:table-cell office:value-type="float" office:value="0.0882959905660377">
            <text:p>0.0882959906</text:p>
          </table:table-cell>
          <table:table-cell office:value-type="float" office:value="0.0838235294117647">
            <text:p>0.0838235294</text:p>
          </table:table-cell>
          <table:table-cell office:value-type="float" office:value="1.63777777777778">
            <text:p>1.6377777778</text:p>
          </table:table-cell>
          <table:table-cell office:value-type="float" office:value="1.32431648360321">
            <text:p>1.3243164836</text:p>
          </table:table-cell>
          <table:table-cell office:value-type="float" office:value="1.30715406574394">
            <text:p>1.3071540657</text:p>
          </table:table-cell>
          <table:table-cell office:value-type="float" office:value="4.49655610560192">
            <text:p>4.4965561056</text:p>
          </table:table-cell>
          <table:table-cell office:value-type="float" office:value="8.19195462686679">
            <text:p>8.1919546269</text:p>
          </table:table-cell>
          <table:table-cell office:value-type="float" office:value="8.61104877267116">
            <text:p>8.6110487727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1064">
            <text:p>1064</text:p>
          </table:table-cell>
          <table:table-cell office:value-type="float" office:value="2457">
            <text:p>2457</text:p>
          </table:table-cell>
          <table:table-cell office:value-type="float" office:value="85.5">
            <text:p>85.5</text:p>
          </table:table-cell>
          <table:table-cell office:value-type="float" office:value="45.75">
            <text:p>45.75</text:p>
          </table:table-cell>
          <table:table-cell office:value-type="float" office:value="71.625">
            <text:p>71.625</text:p>
          </table:table-cell>
          <table:table-cell office:value-type="float" office:value="0.260670731707317">
            <text:p>0.2606707317</text:p>
          </table:table-cell>
          <table:table-cell office:value-type="float" office:value="0.0429981203007519">
            <text:p>0.0429981203</text:p>
          </table:table-cell>
          <table:table-cell office:value-type="float" office:value="0.0291514041514042">
            <text:p>0.0291514042</text:p>
          </table:table-cell>
          <table:table-cell office:value-type="float" office:value="2.04552805249851">
            <text:p>2.0455280525</text:p>
          </table:table-cell>
          <table:table-cell office:value-type="float" office:value="1.15411714421745">
            <text:p>1.1541171442</text:p>
          </table:table-cell>
          <table:table-cell office:value-type="float" office:value="1.10369553108335">
            <text:p>1.1036955311</text:p>
          </table:table-cell>
          <table:table-cell office:value-type="float" office:value="2.99229620278356">
            <text:p>2.9922962028</text:p>
          </table:table-cell>
          <table:table-cell office:value-type="float" office:value="16.4645484668286">
            <text:p>16.4645484668</text:p>
          </table:table-cell>
          <table:table-cell office:value-type="float" office:value="24.1224024616966">
            <text:p>24.1224024617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14">
            <text:p>14</text:p>
          </table:table-cell>
          <table:table-cell office:value-type="float" office:value="360">
            <text:p>360</text:p>
          </table:table-cell>
          <table:table-cell office:value-type="float" office:value="1096">
            <text:p>1096</text:p>
          </table:table-cell>
          <table:table-cell office:value-type="float" office:value="2437">
            <text:p>2437</text:p>
          </table:table-cell>
          <table:table-cell office:value-type="float" office:value="107.25">
            <text:p>107.25</text:p>
          </table:table-cell>
          <table:table-cell office:value-type="float" office:value="101.75">
            <text:p>101.75</text:p>
          </table:table-cell>
          <table:table-cell office:value-type="float" office:value="164.5">
            <text:p>164.5</text:p>
          </table:table-cell>
          <table:table-cell office:value-type="float" office:value="0.297916666666667">
            <text:p>0.2979166667</text:p>
          </table:table-cell>
          <table:table-cell office:value-type="float" office:value="0.0928375912408759">
            <text:p>0.0928375912</text:p>
          </table:table-cell>
          <table:table-cell office:value-type="float" office:value="0.0675010258514567">
            <text:p>0.0675010259</text:p>
          </table:table-cell>
          <table:table-cell office:value-type="float" office:value="2.21666684027778">
            <text:p>2.2166668403</text:p>
          </table:table-cell>
          <table:table-cell office:value-type="float" office:value="1.34182445330399">
            <text:p>1.3418244533</text:p>
          </table:table-cell>
          <table:table-cell office:value-type="float" office:value="1.24518411192246">
            <text:p>1.2451841119</text:p>
          </table:table-cell>
          <table:table-cell office:value-type="float" office:value="2.65817639868483">
            <text:p>2.6581763987</text:p>
          </table:table-cell>
          <table:table-cell office:value-type="float" office:value="7.80768027188651">
            <text:p>7.8076802719</text:p>
          </table:table-cell>
          <table:table-cell office:value-type="float" office:value="10.6114918606415">
            <text:p>10.6114918606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200">
            <text:p>1200</text:p>
          </table:table-cell>
          <table:table-cell office:value-type="float" office:value="3146">
            <text:p>3146</text:p>
          </table:table-cell>
          <table:table-cell office:value-type="float" office:value="135.375">
            <text:p>135.375</text:p>
          </table:table-cell>
          <table:table-cell office:value-type="float" office:value="79.5">
            <text:p>79.5</text:p>
          </table:table-cell>
          <table:table-cell office:value-type="float" office:value="205.875">
            <text:p>205.875</text:p>
          </table:table-cell>
          <table:table-cell office:value-type="float" office:value="0.363911290322581">
            <text:p>0.3639112903</text:p>
          </table:table-cell>
          <table:table-cell office:value-type="float" office:value="0.06625">
            <text:p>0.06625</text:p>
          </table:table-cell>
          <table:table-cell office:value-type="float" office:value="0.0654402415766052">
            <text:p>0.0654402416</text:p>
          </table:table-cell>
          <table:table-cell office:value-type="float" office:value="2.53325511348855">
            <text:p>2.5332551135</text:p>
          </table:table-cell>
          <table:table-cell office:value-type="float" office:value="1.2404775625">
            <text:p>1.2404775625</text:p>
          </table:table-cell>
          <table:table-cell office:value-type="float" office:value="1.23743439894462">
            <text:p>1.2374343989</text:p>
          </table:table-cell>
          <table:table-cell office:value-type="float" office:value="2.23339009788275">
            <text:p>2.2333900979</text:p>
          </table:table-cell>
          <table:table-cell office:value-type="float" office:value="10.8054674728524">
            <text:p>10.8054674729</text:p>
          </table:table-cell>
          <table:table-cell office:value-type="float" office:value="10.9349756870566">
            <text:p>10.9349756871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office:value-type="float" office:value="14">
            <text:p>14</text:p>
          </table:table-cell>
          <table:table-cell table:number-columns-repeated="2" office:value-type="float" office:value="12">
            <text:p>12</text:p>
          </table:table-cell>
          <table:table-cell office:value-type="float" office:value="623">
            <text:p>623</text:p>
          </table:table-cell>
          <table:table-cell office:value-type="float" office:value="1399">
            <text:p>1399</text:p>
          </table:table-cell>
          <table:table-cell office:value-type="float" office:value="3500">
            <text:p>3500</text:p>
          </table:table-cell>
          <table:table-cell office:value-type="float" office:value="92.25">
            <text:p>92.25</text:p>
          </table:table-cell>
          <table:table-cell office:value-type="float" office:value="262">
            <text:p>262</text:p>
          </table:table-cell>
          <table:table-cell office:value-type="float" office:value="274.5">
            <text:p>274.5</text:p>
          </table:table-cell>
          <table:table-cell office:value-type="float" office:value="0.148073836276083">
            <text:p>0.1480738363</text:p>
          </table:table-cell>
          <table:table-cell office:value-type="float" office:value="0.187276626161544">
            <text:p>0.1872766262</text:p>
          </table:table-cell>
          <table:table-cell office:value-type="float" office:value="0.0784285714285714">
            <text:p>0.0784285714</text:p>
          </table:table-cell>
          <table:table-cell office:value-type="float" office:value="1.56123311450574">
            <text:p>1.5612331145</text:p>
          </table:table-cell>
          <table:table-cell office:value-type="float" office:value="1.72421035959005">
            <text:p>1.7242103596</text:p>
          </table:table-cell>
          <table:table-cell office:value-type="float" office:value="1.28655604">
            <text:p>1.28655604</text:p>
          </table:table-cell>
          <table:table-cell office:value-type="float" office:value="5.01969151444692">
            <text:p>5.0196915144</text:p>
          </table:table-cell>
          <table:table-cell office:value-type="float" office:value="4.03785715918462">
            <text:p>4.0378571592</text:p>
          </table:table-cell>
          <table:table-cell office:value-type="float" office:value="9.18015486032628">
            <text:p>9.180154860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803">
            <text:p>803</text:p>
          </table:table-cell>
          <table:table-cell office:value-type="float" office:value="1530">
            <text:p>1530</text:p>
          </table:table-cell>
          <table:table-cell office:value-type="float" office:value="3567">
            <text:p>3567</text:p>
          </table:table-cell>
          <table:table-cell office:value-type="float" office:value="102.375">
            <text:p>102.375</text:p>
          </table:table-cell>
          <table:table-cell office:value-type="float" office:value="161.125">
            <text:p>161.125</text:p>
          </table:table-cell>
          <table:table-cell office:value-type="float" office:value="152.625">
            <text:p>152.625</text:p>
          </table:table-cell>
          <table:table-cell office:value-type="float" office:value="0.127490660024907">
            <text:p>0.12749066</text:p>
          </table:table-cell>
          <table:table-cell office:value-type="float" office:value="0.10531045751634">
            <text:p>0.1053104575</text:p>
          </table:table-cell>
          <table:table-cell office:value-type="float" office:value="0.0427880571909167">
            <text:p>0.0427880572</text:p>
          </table:table-cell>
          <table:table-cell office:value-type="float" office:value="1.4780748921386">
            <text:p>1.4780748921</text:p>
          </table:table-cell>
          <table:table-cell office:value-type="float" office:value="1.3903235745333">
            <text:p>1.3903235745</text:p>
          </table:table-cell>
          <table:table-cell office:value-type="float" office:value="1.15334660313103">
            <text:p>1.1533466031</text:p>
          </table:table-cell>
          <table:table-cell office:value-type="float" office:value="5.77649084802023">
            <text:p>5.776490848</text:p>
          </table:table-cell>
          <table:table-cell office:value-type="float" office:value="6.92273168121922">
            <text:p>6.9227316812</text:p>
          </table:table-cell>
          <table:table-cell office:value-type="float" office:value="16.5437014066282">
            <text:p>16.5437014066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">
            <text:p>10</text:p>
          </table:table-cell>
          <table:table-cell office:value-type="float" office:value="852">
            <text:p>852</text:p>
          </table:table-cell>
          <table:table-cell office:value-type="float" office:value="1594">
            <text:p>1594</text:p>
          </table:table-cell>
          <table:table-cell office:value-type="float" office:value="3571">
            <text:p>3571</text:p>
          </table:table-cell>
          <table:table-cell office:value-type="float" office:value="38.5">
            <text:p>38.5</text:p>
          </table:table-cell>
          <table:table-cell office:value-type="float" office:value="99.5">
            <text:p>99.5</text:p>
          </table:table-cell>
          <table:table-cell office:value-type="float" office:value="291.125">
            <text:p>291.125</text:p>
          </table:table-cell>
          <table:table-cell office:value-type="float" office:value="0.04518779342723">
            <text:p>0.0451877934</text:p>
          </table:table-cell>
          <table:table-cell office:value-type="float" office:value="0.0624215809284818">
            <text:p>0.0624215809</text:p>
          </table:table-cell>
          <table:table-cell office:value-type="float" office:value="0.0815247829739569">
            <text:p>0.081524783</text:p>
          </table:table-cell>
          <table:table-cell office:value-type="float" office:value="1.16215947287796">
            <text:p>1.1621594729</text:p>
          </table:table-cell>
          <table:table-cell office:value-type="float" office:value="1.22611258263028">
            <text:p>1.2261125826</text:p>
          </table:table-cell>
          <table:table-cell office:value-type="float" office:value="1.29836346927719">
            <text:p>1.2983634693</text:p>
          </table:table-cell>
          <table:table-cell office:value-type="float" office:value="15.6832778657331">
            <text:p>15.6832778657</text:p>
          </table:table-cell>
          <table:table-cell office:value-type="float" office:value="11.4473637474847">
            <text:p>11.4473637475</text:p>
          </table:table-cell>
          <table:table-cell office:value-type="float" office:value="8.84433507426202">
            <text:p>8.844335074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902">
            <text:p>902</text:p>
          </table:table-cell>
          <table:table-cell office:value-type="float" office:value="1799">
            <text:p>1799</text:p>
          </table:table-cell>
          <table:table-cell office:value-type="float" office:value="4154">
            <text:p>4154</text:p>
          </table:table-cell>
          <table:table-cell office:value-type="float" office:value="44.5">
            <text:p>44.5</text:p>
          </table:table-cell>
          <table:table-cell office:value-type="float" office:value="211.75">
            <text:p>211.75</text:p>
          </table:table-cell>
          <table:table-cell office:value-type="float" office:value="359.625">
            <text:p>359.625</text:p>
          </table:table-cell>
          <table:table-cell office:value-type="float" office:value="0.0493348115299335">
            <text:p>0.0493348115</text:p>
          </table:table-cell>
          <table:table-cell office:value-type="float" office:value="0.117704280155642">
            <text:p>0.1177042802</text:p>
          </table:table-cell>
          <table:table-cell office:value-type="float" office:value="0.0865731824747232">
            <text:p>0.0865731825</text:p>
          </table:table-cell>
          <table:table-cell office:value-type="float" office:value="1.17744233066701">
            <text:p>1.1774423307</text:p>
          </table:table-cell>
          <table:table-cell office:value-type="float" office:value="1.43911940377598">
            <text:p>1.4391194038</text:p>
          </table:table-cell>
          <table:table-cell office:value-type="float" office:value="1.31769617387218">
            <text:p>1.3176961739</text:p>
          </table:table-cell>
          <table:table-cell office:value-type="float" office:value="14.3936517769565">
            <text:p>14.393651777</text:p>
          </table:table-cell>
          <table:table-cell office:value-type="float" office:value="6.22903410474675">
            <text:p>6.2290341047</text:p>
          </table:table-cell>
          <table:table-cell office:value-type="float" office:value="8.34826659756725">
            <text:p>8.3482665976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7">
            <text:p>7</text:p>
          </table:table-cell>
          <table:table-cell office:value-type="float" office:value="905">
            <text:p>905</text:p>
          </table:table-cell>
          <table:table-cell office:value-type="float" office:value="1820">
            <text:p>1820</text:p>
          </table:table-cell>
          <table:table-cell office:value-type="float" office:value="4489">
            <text:p>4489</text:p>
          </table:table-cell>
          <table:table-cell office:value-type="float" office:value="75.625">
            <text:p>75.625</text:p>
          </table:table-cell>
          <table:table-cell office:value-type="float" office:value="-22">
            <text:p>-22</text:p>
          </table:table-cell>
          <table:table-cell office:value-type="float" office:value="91.125">
            <text:p>91.125</text:p>
          </table:table-cell>
          <table:table-cell office:value-type="float" office:value="0.0835635359116022">
            <text:p>0.0835635359</text:p>
          </table:table-cell>
          <table:table-cell office:value-type="float" office:value="-0.0120879120879121">
            <text:p>-0.0120879121</text:p>
          </table:table-cell>
          <table:table-cell office:value-type="float" office:value="0.0202996212965026">
            <text:p>0.0202996213</text:p>
          </table:table-cell>
          <table:table-cell office:value-type="float" office:value="1.30615879017734">
            <text:p>1.3061587902</text:p>
          </table:table-cell>
          <table:table-cell office:value-type="float" office:value="0.957978698224852">
            <text:p>0.9579786982</text:p>
          </table:table-cell>
          <table:table-cell office:value-type="float" office:value="1.07185634080233">
            <text:p>1.0718563408</text:p>
          </table:table-cell>
          <table:table-cell office:value-type="float" office:value="8.63679057721106">
            <text:p>8.6367905772</text:p>
          </table:table-cell>
          <table:table-cell office:value-type="float" office:value="0">
            <text:p>0</text:p>
          </table:table-cell>
          <table:table-cell office:value-type="float" office:value="34.4912310989052">
            <text:p>34.491231098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20">
            <text:p>20</text:p>
          </table:table-cell>
          <table:table-cell office:value-type="float" office:value="932">
            <text:p>932</text:p>
          </table:table-cell>
          <table:table-cell office:value-type="float" office:value="1915">
            <text:p>1915</text:p>
          </table:table-cell>
          <table:table-cell office:value-type="float" office:value="4423">
            <text:p>4423</text:p>
          </table:table-cell>
          <table:table-cell office:value-type="float" office:value="31.75">
            <text:p>31.75</text:p>
          </table:table-cell>
          <table:table-cell office:value-type="float" office:value="146.5">
            <text:p>146.5</text:p>
          </table:table-cell>
          <table:table-cell office:value-type="float" office:value="88.75">
            <text:p>88.75</text:p>
          </table:table-cell>
          <table:table-cell office:value-type="float" office:value="0.0340665236051502">
            <text:p>0.0340665236</text:p>
          </table:table-cell>
          <table:table-cell office:value-type="float" office:value="0.0765013054830287">
            <text:p>0.0765013055</text:p>
          </table:table-cell>
          <table:table-cell office:value-type="float" office:value="0.0200655663576758">
            <text:p>0.0200655664</text:p>
          </table:table-cell>
          <table:table-cell office:value-type="float" office:value="1.12150746755788">
            <text:p>1.1215074676</text:p>
          </table:table-cell>
          <table:table-cell office:value-type="float" office:value="1.27922537068219">
            <text:p>1.2792253707</text:p>
          </table:table-cell>
          <table:table-cell office:value-type="float" office:value="1.07101863108024">
            <text:p>1.0710186311</text:p>
          </table:table-cell>
          <table:table-cell office:value-type="float" office:value="20.6915102099205">
            <text:p>20.6915102099</text:p>
          </table:table-cell>
          <table:table-cell office:value-type="float" office:value="9.40290879630527">
            <text:p>9.4029087963</text:p>
          </table:table-cell>
          <table:table-cell office:value-type="float" office:value="34.8895384867248">
            <text:p>34.8895384867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16">
            <text:p>16</text:p>
          </table:table-cell>
          <table:table-cell office:value-type="float" office:value="996">
            <text:p>996</text:p>
          </table:table-cell>
          <table:table-cell office:value-type="float" office:value="1918">
            <text:p>1918</text:p>
          </table:table-cell>
          <table:table-cell office:value-type="float" office:value="3967">
            <text:p>3967</text:p>
          </table:table-cell>
          <table:table-cell office:value-type="float" office:value="32">
            <text:p>32</text:p>
          </table:table-cell>
          <table:table-cell office:value-type="float" office:value="-82.125">
            <text:p>-82.125</text:p>
          </table:table-cell>
          <table:table-cell office:value-type="float" office:value="5.375">
            <text:p>5.375</text:p>
          </table:table-cell>
          <table:table-cell office:value-type="float" office:value="0.0321285140562249">
            <text:p>0.0321285141</text:p>
          </table:table-cell>
          <table:table-cell office:value-type="float" office:value="-0.042818039624609">
            <text:p>-0.0428180396</text:p>
          </table:table-cell>
          <table:table-cell office:value-type="float" office:value="0.00135492815729771">
            <text:p>0.0013549282</text:p>
          </table:table-cell>
          <table:table-cell office:value-type="float" office:value="1.11447299237109">
            <text:p>1.1144729924</text:p>
          </table:table-cell>
          <table:table-cell office:value-type="float" office:value="0.853730294967766">
            <text:p>0.853730295</text:p>
          </table:table-cell>
          <table:table-cell office:value-type="float" office:value="1.00474584677795">
            <text:p>1.0047458468</text:p>
          </table:table-cell>
          <table:table-cell office:value-type="float" office:value="21.9189529886604">
            <text:p>21.9189529887</text:p>
          </table:table-cell>
          <table:table-cell office:value-type="float" office:value="-15.839103184098">
            <text:p>-15.839103184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1258">
            <text:p>1258</text:p>
          </table:table-cell>
          <table:table-cell office:value-type="float" office:value="2269">
            <text:p>2269</text:p>
          </table:table-cell>
          <table:table-cell office:value-type="float" office:value="4493">
            <text:p>4493</text:p>
          </table:table-cell>
          <table:table-cell office:value-type="float" office:value="46">
            <text:p>46</text:p>
          </table:table-cell>
          <table:table-cell office:value-type="float" office:value="83.625">
            <text:p>83.625</text:p>
          </table:table-cell>
          <table:table-cell office:value-type="float" office:value="31">
            <text:p>31</text:p>
          </table:table-cell>
          <table:table-cell office:value-type="float" office:value="0.0365659777424483">
            <text:p>0.0365659777</text:p>
          </table:table-cell>
          <table:table-cell office:value-type="float" office:value="0.0368554429263993">
            <text:p>0.0368554429</text:p>
          </table:table-cell>
          <table:table-cell office:value-type="float" office:value="0.00689962163365235">
            <text:p>0.0068996216</text:p>
          </table:table-cell>
          <table:table-cell office:value-type="float" office:value="1.13060158072596">
            <text:p>1.1306015807</text:p>
          </table:table-cell>
          <table:table-cell office:value-type="float" office:value="1.13165636464207">
            <text:p>1.1316563646</text:p>
          </table:table-cell>
          <table:table-cell office:value-type="float" office:value="1.02424198108401">
            <text:p>1.0242419811</text:p>
          </table:table-cell>
          <table:table-cell office:value-type="float" office:value="19.3005677476333">
            <text:p>19.3005677476</text:p>
          </table:table-cell>
          <table:table-cell office:value-type="float" office:value="19.1516693542778">
            <text:p>19.151669354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1225">
            <text:p>1225</text:p>
          </table:table-cell>
          <table:table-cell office:value-type="float" office:value="2173">
            <text:p>2173</text:p>
          </table:table-cell>
          <table:table-cell office:value-type="float" office:value="3779">
            <text:p>3779</text:p>
          </table:table-cell>
          <table:table-cell office:value-type="float" office:value="86.75">
            <text:p>86.75</text:p>
          </table:table-cell>
          <table:table-cell office:value-type="float" office:value="10.625">
            <text:p>10.625</text:p>
          </table:table-cell>
          <table:table-cell office:value-type="float" office:value="116.875">
            <text:p>116.875</text:p>
          </table:table-cell>
          <table:table-cell office:value-type="float" office:value="0.0708163265306122">
            <text:p>0.0708163265</text:p>
          </table:table-cell>
          <table:table-cell office:value-type="float" office:value="0.00488955361251726">
            <text:p>0.0048895536</text:p>
          </table:table-cell>
          <table:table-cell office:value-type="float" office:value="0.0309274940460439">
            <text:p>0.030927494</text:p>
          </table:table-cell>
          <table:table-cell office:value-type="float" office:value="1.25768644897959">
            <text:p>1.257686449</text:p>
          </table:table-cell>
          <table:table-cell office:value-type="float" office:value="1.01716029680349">
            <text:p>1.0171602968</text:p>
          </table:table-cell>
          <table:table-cell office:value-type="float" office:value="1.11012098854157">
            <text:p>1.1101209885</text:p>
          </table:table-cell>
          <table:table-cell office:value-type="float" office:value="10.1305790352622">
            <text:p>10.1305790353</text:p>
          </table:table-cell>
          <table:table-cell office:value-type="float" office:value="0">
            <text:p>0</text:p>
          </table:table-cell>
          <table:table-cell office:value-type="float" office:value="22.7568201931731">
            <text:p>22.756820193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392">
            <text:p>1392</text:p>
          </table:table-cell>
          <table:table-cell office:value-type="float" office:value="2238">
            <text:p>2238</text:p>
          </table:table-cell>
          <table:table-cell office:value-type="float" office:value="3708">
            <text:p>3708</text:p>
          </table:table-cell>
          <table:table-cell office:value-type="float" office:value="97.25">
            <text:p>97.25</text:p>
          </table:table-cell>
          <table:table-cell office:value-type="float" office:value="91">
            <text:p>91</text:p>
          </table:table-cell>
          <table:table-cell office:value-type="float" office:value="-12.75">
            <text:p>-12.75</text:p>
          </table:table-cell>
          <table:table-cell office:value-type="float" office:value="0.0698635057471264">
            <text:p>0.0698635057</text:p>
          </table:table-cell>
          <table:table-cell office:value-type="float" office:value="0.0406613047363718">
            <text:p>0.0406613047</text:p>
          </table:table-cell>
          <table:table-cell office:value-type="float" office:value="-0.00343851132686084">
            <text:p>-0.0034385113</text:p>
          </table:table-cell>
          <table:table-cell office:value-type="float" office:value="1.25408885260809">
            <text:p>1.2540888526</text:p>
          </table:table-cell>
          <table:table-cell office:value-type="float" office:value="1.14555511631491">
            <text:p>1.1455551163</text:p>
          </table:table-cell>
          <table:table-cell office:value-type="float" office:value="0.987988384141871">
            <text:p>0.9879883841</text:p>
          </table:table-cell>
          <table:table-cell office:value-type="float" office:value="10.2641217284538">
            <text:p>10.2641217285</text:p>
          </table:table-cell>
          <table:table-cell office:value-type="float" office:value="17.3911218969698">
            <text:p>17.3911218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1370">
            <text:p>1370</text:p>
          </table:table-cell>
          <table:table-cell office:value-type="float" office:value="2278">
            <text:p>2278</text:p>
          </table:table-cell>
          <table:table-cell office:value-type="float" office:value="4037">
            <text:p>4037</text:p>
          </table:table-cell>
          <table:table-cell office:value-type="float" office:value="110.875">
            <text:p>110.875</text:p>
          </table:table-cell>
          <table:table-cell office:value-type="float" office:value="51.25">
            <text:p>51.25</text:p>
          </table:table-cell>
          <table:table-cell office:value-type="float" office:value="-19">
            <text:p>-19</text:p>
          </table:table-cell>
          <table:table-cell office:value-type="float" office:value="0.0809306569343066">
            <text:p>0.0809306569</text:p>
          </table:table-cell>
          <table:table-cell office:value-type="float" office:value="0.0224978050921861">
            <text:p>0.0224978051</text:p>
          </table:table-cell>
          <table:table-cell office:value-type="float" office:value="-0.00470646519692841">
            <text:p>-0.0047064652</text:p>
          </table:table-cell>
          <table:table-cell office:value-type="float" office:value="1.29609485088444">
            <text:p>1.2960948509</text:p>
          </table:table-cell>
          <table:table-cell office:value-type="float" office:value="1.07973437424122">
            <text:p>1.0797343742</text:p>
          </table:table-cell>
          <table:table-cell office:value-type="float" office:value="0.983570787407464">
            <text:p>0.9835707874</text:p>
          </table:table-cell>
          <table:table-cell office:value-type="float" office:value="8.90678358033158">
            <text:p>8.9067835803</text:p>
          </table:table-cell>
          <table:table-cell office:value-type="float" office:value="31.1548353537541">
            <text:p>31.15483535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41">
            <text:p>41</text:p>
          </table:table-cell>
          <table:table-cell office:value-type="float" office:value="1320">
            <text:p>1320</text:p>
          </table:table-cell>
          <table:table-cell office:value-type="float" office:value="2330">
            <text:p>2330</text:p>
          </table:table-cell>
          <table:table-cell office:value-type="float" office:value="3872">
            <text:p>3872</text:p>
          </table:table-cell>
          <table:table-cell office:value-type="float" office:value="34.625">
            <text:p>34.625</text:p>
          </table:table-cell>
          <table:table-cell office:value-type="float" office:value="-32.5">
            <text:p>-32.5</text:p>
          </table:table-cell>
          <table:table-cell office:value-type="float" office:value="-62.25">
            <text:p>-62.25</text:p>
          </table:table-cell>
          <table:table-cell office:value-type="float" office:value="0.0262310606060606">
            <text:p>0.0262310606</text:p>
          </table:table-cell>
          <table:table-cell office:value-type="float" office:value="-0.0139484978540773">
            <text:p>-0.0139484979</text:p>
          </table:table-cell>
          <table:table-cell office:value-type="float" office:value="-0.0160769628099174">
            <text:p>-0.0160769628</text:p>
          </table:table-cell>
          <table:table-cell office:value-type="float" office:value="1.09315732646063">
            <text:p>1.0931573265</text:p>
          </table:table-cell>
          <table:table-cell office:value-type="float" office:value="0.951561596271805">
            <text:p>0.9515615963</text:p>
          </table:table-cell>
          <table:table-cell office:value-type="float" office:value="0.944237228882345">
            <text:p>0.9442372289</text:p>
          </table:table-cell>
          <table:table-cell office:value-type="float" office:value="26.7697502715024">
            <text:p>26.769750271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31">
            <text:p>31</text:p>
          </table:table-cell>
          <table:table-cell office:value-type="float" office:value="1658">
            <text:p>1658</text:p>
          </table:table-cell>
          <table:table-cell office:value-type="float" office:value="2484">
            <text:p>2484</text:p>
          </table:table-cell>
          <table:table-cell office:value-type="float" office:value="4416">
            <text:p>4416</text:p>
          </table:table-cell>
          <table:table-cell office:value-type="float" office:value="63.125">
            <text:p>63.125</text:p>
          </table:table-cell>
          <table:table-cell office:value-type="float" office:value="143.75">
            <text:p>143.75</text:p>
          </table:table-cell>
          <table:table-cell office:value-type="float" office:value="312.625">
            <text:p>312.625</text:p>
          </table:table-cell>
          <table:table-cell office:value-type="float" office:value="0.0380729794933655">
            <text:p>0.0380729795</text:p>
          </table:table-cell>
          <table:table-cell office:value-type="float" office:value="0.0578703703703704">
            <text:p>0.0578703704</text:p>
          </table:table-cell>
          <table:table-cell office:value-type="float" office:value="0.0707937047101449">
            <text:p>0.0707937047</text:p>
          </table:table-cell>
          <table:table-cell office:value-type="float" office:value="1.13609654969108">
            <text:p>1.1360965497</text:p>
          </table:table-cell>
          <table:table-cell office:value-type="float" office:value="1.20911029663923">
            <text:p>1.2091102966</text:p>
          </table:table-cell>
          <table:table-cell office:value-type="float" office:value="1.25760099379362">
            <text:p>1.2576009938</text:p>
          </table:table-cell>
          <table:table-cell office:value-type="float" office:value="18.5501661874307">
            <text:p>18.5501661874</text:p>
          </table:table-cell>
          <table:table-cell office:value-type="float" office:value="12.3209074636473">
            <text:p>12.3209074636</text:p>
          </table:table-cell>
          <table:table-cell office:value-type="float" office:value="10.1337079544521">
            <text:p>10.1337079545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office:value-type="float" office:value="36">
            <text:p>36</text:p>
          </table:table-cell>
          <table:table-cell office:value-type="float" office:value="1431">
            <text:p>1431</text:p>
          </table:table-cell>
          <table:table-cell office:value-type="float" office:value="2440">
            <text:p>2440</text:p>
          </table:table-cell>
          <table:table-cell office:value-type="float" office:value="5796">
            <text:p>5796</text:p>
          </table:table-cell>
          <table:table-cell office:value-type="float" office:value="30.125">
            <text:p>30.125</text:p>
          </table:table-cell>
          <table:table-cell office:value-type="float" office:value="14.375">
            <text:p>14.375</text:p>
          </table:table-cell>
          <table:table-cell office:value-type="float" office:value="219.5">
            <text:p>219.5</text:p>
          </table:table-cell>
          <table:table-cell office:value-type="float" office:value="0.0210517120894479">
            <text:p>0.0210517121</text:p>
          </table:table-cell>
          <table:table-cell office:value-type="float" office:value="0.00589139344262295">
            <text:p>0.0058913934</text:p>
          </table:table-cell>
          <table:table-cell office:value-type="float" office:value="0.0378709454796411">
            <text:p>0.0378709455</text:p>
          </table:table-cell>
          <table:table-cell office:value-type="float" office:value="1.07454961449359">
            <text:p>1.0745496145</text:p>
          </table:table-cell>
          <table:table-cell office:value-type="float" office:value="1.0206879057419">
            <text:p>1.0206879057</text:p>
          </table:table-cell>
          <table:table-cell office:value-type="float" office:value="1.13535935786133">
            <text:p>1.1353593579</text:p>
          </table:table-cell>
          <table:table-cell office:value-type="float" office:value="33.271299368239">
            <text:p>33.2712993682</text:p>
          </table:table-cell>
          <table:table-cell office:value-type="float" office:value="0">
            <text:p>0</text:p>
          </table:table-cell>
          <table:table-cell office:value-type="float" office:value="18.6473015146402">
            <text:p>18.6473015146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3" office:value-type="float" office:value="29">
            <text:p>29</text:p>
          </table:table-cell>
          <table:table-cell office:value-type="float" office:value="1269">
            <text:p>1269</text:p>
          </table:table-cell>
          <table:table-cell office:value-type="float" office:value="2398">
            <text:p>2398</text:p>
          </table:table-cell>
          <table:table-cell office:value-type="float" office:value="5520">
            <text:p>5520</text:p>
          </table:table-cell>
          <table:table-cell office:value-type="float" office:value="1.75">
            <text:p>1.75</text:p>
          </table:table-cell>
          <table:table-cell office:value-type="float" office:value="-19.75">
            <text:p>-19.75</text:p>
          </table:table-cell>
          <table:table-cell office:value-type="float" office:value="115">
            <text:p>115</text:p>
          </table:table-cell>
          <table:table-cell office:value-type="float" office:value="0.00137903861308117">
            <text:p>0.0013790386</text:p>
          </table:table-cell>
          <table:table-cell office:value-type="float" office:value="-0.00823603002502085">
            <text:p>-0.00823603</text:p>
          </table:table-cell>
          <table:table-cell office:value-type="float" office:value="0.0208333333333333">
            <text:p>0.0208333333</text:p>
          </table:table-cell>
          <table:table-cell office:value-type="float" office:value="1.00483036257088">
            <text:p>1.0048303626</text:p>
          </table:table-cell>
          <table:table-cell office:value-type="float" office:value="0.97130684600595">
            <text:p>0.971306846</text:p>
          </table:table-cell>
          <table:table-cell office:value-type="float" office:value="1.07376736111111">
            <text:p>1.0737673611</text:p>
          </table:table-cell>
          <table:table-cell table:number-columns-repeated="2" office:value-type="float" office:value="0">
            <text:p>0</text:p>
          </table:table-cell>
          <table:table-cell office:value-type="float" office:value="33.6164472488643">
            <text:p>33.6164472489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1552">
            <text:p>1552</text:p>
          </table:table-cell>
          <table:table-cell office:value-type="float" office:value="2668">
            <text:p>2668</text:p>
          </table:table-cell>
          <table:table-cell office:value-type="float" office:value="5612">
            <text:p>5612</text:p>
          </table:table-cell>
          <table:table-cell office:value-type="float" office:value="-71.25">
            <text:p>-71.25</text:p>
          </table:table-cell>
          <table:table-cell office:value-type="float" office:value="-125">
            <text:p>-125</text:p>
          </table:table-cell>
          <table:table-cell office:value-type="float" office:value="494.5">
            <text:p>494.5</text:p>
          </table:table-cell>
          <table:table-cell office:value-type="float" office:value="-0.0459085051546392">
            <text:p>-0.0459085052</text:p>
          </table:table-cell>
          <table:table-cell office:value-type="float" office:value="-0.0468515742128936">
            <text:p>-0.0468515742</text:p>
          </table:table-cell>
          <table:table-cell office:value-type="float" office:value="0.0881147540983607">
            <text:p>0.0881147541</text:p>
          </table:table-cell>
          <table:table-cell office:value-type="float" office:value="0.843451110016009">
            <text:p>0.84345111</text:p>
          </table:table-cell>
          <table:table-cell office:value-type="float" office:value="0.840321827467076">
            <text:p>0.8403218275</text:p>
          </table:table-cell>
          <table:table-cell office:value-type="float" office:value="1.3236194907283">
            <text:p>1.3236194907</text:p>
          </table:table-cell>
          <table:table-cell office:value-type="float" office:value="-14.749159990591">
            <text:p>-14.7491599906</text:p>
          </table:table-cell>
          <table:table-cell office:value-type="float" office:value="-14.4451882363639">
            <text:p>-14.4451882364</text:p>
          </table:table-cell>
          <table:table-cell office:value-type="float" office:value="8.20811085641148">
            <text:p>8.2081108564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table:number-columns-repeated="2" office:value-type="float" office:value="35">
            <text:p>35</text:p>
          </table:table-cell>
          <table:table-cell office:value-type="float" office:value="1664">
            <text:p>1664</text:p>
          </table:table-cell>
          <table:table-cell office:value-type="float" office:value="2694">
            <text:p>2694</text:p>
          </table:table-cell>
          <table:table-cell office:value-type="float" office:value="6992">
            <text:p>6992</text:p>
          </table:table-cell>
          <table:table-cell office:value-type="float" office:value="-24">
            <text:p>-24</text:p>
          </table:table-cell>
          <table:table-cell office:value-type="float" office:value="-88.125">
            <text:p>-88.125</text:p>
          </table:table-cell>
          <table:table-cell office:value-type="float" office:value="287.5">
            <text:p>287.5</text:p>
          </table:table-cell>
          <table:table-cell office:value-type="float" office:value="-0.0144230769230769">
            <text:p>-0.0144230769</text:p>
          </table:table-cell>
          <table:table-cell office:value-type="float" office:value="-0.0327115812917595">
            <text:p>-0.0327115813</text:p>
          </table:table-cell>
          <table:table-cell office:value-type="float" office:value="0.0411184210526316">
            <text:p>0.0411184211</text:p>
          </table:table-cell>
          <table:table-cell office:value-type="float" office:value="0.949926960059172">
            <text:p>0.9499269601</text:p>
          </table:table-cell>
          <table:table-cell office:value-type="float" office:value="0.887606758678032">
            <text:p>0.8876067587</text:p>
          </table:table-cell>
          <table:table-cell office:value-type="float" office:value="1.14722829380194">
            <text:p>1.1472282938</text:p>
          </table:table-cell>
          <table:table-cell office:value-type="float" office:value="0">
            <text:p>0</text:p>
          </table:table-cell>
          <table:table-cell office:value-type="float" office:value="-20.8411621428336">
            <text:p>-20.8411621428</text:p>
          </table:table-cell>
          <table:table-cell office:value-type="float" office:value="17.2015855228123">
            <text:p>17.2015855228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3">
            <text:p>3</text:p>
          </table:table-cell>
          <table:table-cell office:value-type="float" office:value="27">
            <text:p>27</text:p>
          </table:table-cell>
          <table:table-cell table:number-columns-repeated="2" office:value-type="float" office:value="36">
            <text:p>36</text:p>
          </table:table-cell>
          <table:table-cell office:value-type="float" office:value="1431">
            <text:p>1431</text:p>
          </table:table-cell>
          <table:table-cell office:value-type="float" office:value="2590">
            <text:p>2590</text:p>
          </table:table-cell>
          <table:table-cell office:value-type="float" office:value="6808">
            <text:p>6808</text:p>
          </table:table-cell>
          <table:table-cell office:value-type="float" office:value="30.125">
            <text:p>30.125</text:p>
          </table:table-cell>
          <table:table-cell office:value-type="float" office:value="78.375">
            <text:p>78.375</text:p>
          </table:table-cell>
          <table:table-cell office:value-type="float" office:value="184">
            <text:p>184</text:p>
          </table:table-cell>
          <table:table-cell office:value-type="float" office:value="0.0210517120894479">
            <text:p>0.0210517121</text:p>
          </table:table-cell>
          <table:table-cell office:value-type="float" office:value="0.0302606177606178">
            <text:p>0.0302606178</text:p>
          </table:table-cell>
          <table:table-cell office:value-type="float" office:value="0.027027027027027">
            <text:p>0.027027027</text:p>
          </table:table-cell>
          <table:table-cell office:value-type="float" office:value="1.07454961449359">
            <text:p>1.0745496145</text:p>
          </table:table-cell>
          <table:table-cell office:value-type="float" office:value="1.10770694393718">
            <text:p>1.1077069439</text:p>
          </table:table-cell>
          <table:table-cell office:value-type="float" office:value="1.09602629656684">
            <text:p>1.0960262966</text:p>
          </table:table-cell>
          <table:table-cell office:value-type="float" office:value="33.271299368239">
            <text:p>33.2712993682</text:p>
          </table:table-cell>
          <table:table-cell office:value-type="float" office:value="23.2507680163071">
            <text:p>23.2507680163</text:p>
          </table:table-cell>
          <table:table-cell office:value-type="float" office:value="25.9914788709004">
            <text:p>25.9914788709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3">
            <text:p>3</text:p>
          </table:table-cell>
          <table:table-cell office:value-type="float" office:value="24">
            <text:p>24</text:p>
          </table:table-cell>
          <table:table-cell table:number-columns-repeated="2" office:value-type="float" office:value="34">
            <text:p>34</text:p>
          </table:table-cell>
          <table:table-cell office:value-type="float" office:value="1152">
            <text:p>1152</text:p>
          </table:table-cell>
          <table:table-cell office:value-type="float" office:value="2263">
            <text:p>2263</text:p>
          </table:table-cell>
          <table:table-cell office:value-type="float" office:value="6716">
            <text:p>6716</text:p>
          </table:table-cell>
          <table:table-cell office:value-type="float" office:value="-195.125">
            <text:p>-195.125</text:p>
          </table:table-cell>
          <table:table-cell office:value-type="float" office:value="-110.5">
            <text:p>-110.5</text:p>
          </table:table-cell>
          <table:table-cell office:value-type="float" office:value="310.5">
            <text:p>310.5</text:p>
          </table:table-cell>
          <table:table-cell office:value-type="float" office:value="-0.169379340277778">
            <text:p>-0.1693793403</text:p>
          </table:table-cell>
          <table:table-cell office:value-type="float" office:value="-0.048828988068935">
            <text:p>-0.0488289881</text:p>
          </table:table-cell>
          <table:table-cell office:value-type="float" office:value="0.0462328767123288">
            <text:p>0.0462328767</text:p>
          </table:table-cell>
          <table:table-cell office:value-type="float" office:value="0.463403456417131">
            <text:p>0.4634034564</text:p>
          </table:table-cell>
          <table:table-cell office:value-type="float" office:value="0.833771711107366">
            <text:p>0.8337717111</text:p>
          </table:table-cell>
          <table:table-cell office:value-type="float" office:value="1.16600452711578">
            <text:p>1.1660045271</text:p>
          </table:table-cell>
          <table:table-cell office:value-type="float" office:value="-3.73498992908136">
            <text:p>-3.7349899291</text:p>
          </table:table-cell>
          <table:table-cell office:value-type="float" office:value="-13.8459382149615">
            <text:p>-13.845938215</text:p>
          </table:table-cell>
          <table:table-cell office:value-type="float" office:value="15.3364798515223">
            <text:p>15.3364798515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3">
            <text:p>3</text:p>
          </table:table-cell>
          <table:table-cell office:value-type="float" office:value="34">
            <text:p>34</text:p>
          </table:table-cell>
          <table:table-cell table:number-columns-repeated="2" office:value-type="float" office:value="45">
            <text:p>45</text:p>
          </table:table-cell>
          <table:table-cell office:value-type="float" office:value="1024">
            <text:p>1024</text:p>
          </table:table-cell>
          <table:table-cell office:value-type="float" office:value="2387">
            <text:p>2387</text:p>
          </table:table-cell>
          <table:table-cell office:value-type="float" office:value="7084">
            <text:p>7084</text:p>
          </table:table-cell>
          <table:table-cell office:value-type="float" office:value="-221.125">
            <text:p>-221.125</text:p>
          </table:table-cell>
          <table:table-cell office:value-type="float" office:value="-141.375">
            <text:p>-141.375</text:p>
          </table:table-cell>
          <table:table-cell office:value-type="float" office:value="391">
            <text:p>391</text:p>
          </table:table-cell>
          <table:table-cell office:value-type="float" office:value="-0.2159423828125">
            <text:p>-0.2159423828</text:p>
          </table:table-cell>
          <table:table-cell office:value-type="float" office:value="-0.0592270632593213">
            <text:p>-0.0592270633</text:p>
          </table:table-cell>
          <table:table-cell office:value-type="float" office:value="0.0551948051948052">
            <text:p>0.0551948052</text:p>
          </table:table-cell>
          <table:table-cell office:value-type="float" office:value="0.335598641037941">
            <text:p>0.335598641</text:p>
          </table:table-cell>
          <table:table-cell office:value-type="float" office:value="0.79958065483613">
            <text:p>0.7995806548</text:p>
          </table:table-cell>
          <table:table-cell office:value-type="float" office:value="1.19915289256198">
            <text:p>1.1991528926</text:p>
          </table:table-cell>
          <table:table-cell office:value-type="float" office:value="-2.8492592101397">
            <text:p>-2.8492592101</text:p>
          </table:table-cell>
          <table:table-cell office:value-type="float" office:value="-11.3531171597344">
            <text:p>-11.3531171597</text:p>
          </table:table-cell>
          <table:table-cell office:value-type="float" office:value="12.9016664160065">
            <text:p>12.90166641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704">
            <text:p>704</text:p>
          </table:table-cell>
          <table:table-cell office:value-type="float" office:value="2200">
            <text:p>2200</text:p>
          </table:table-cell>
          <table:table-cell office:value-type="float" office:value="6900">
            <text:p>6900</text:p>
          </table:table-cell>
          <table:table-cell office:value-type="float" office:value="-182.875">
            <text:p>-182.875</text:p>
          </table:table-cell>
          <table:table-cell office:value-type="float" office:value="-75">
            <text:p>-75</text:p>
          </table:table-cell>
          <table:table-cell office:value-type="float" office:value="-207">
            <text:p>-207</text:p>
          </table:table-cell>
          <table:table-cell office:value-type="float" office:value="-0.259765625">
            <text:p>-0.259765625</text:p>
          </table:table-cell>
          <table:table-cell office:value-type="float" office:value="-0.0340909090909091">
            <text:p>-0.0340909091</text:p>
          </table:table-cell>
          <table:table-cell office:value-type="float" office:value="-0.03">
            <text:p>-0.03</text:p>
          </table:table-cell>
          <table:table-cell office:value-type="float" office:value="0.223077545166016">
            <text:p>0.2230775452</text:p>
          </table:table-cell>
          <table:table-cell office:value-type="float" office:value="0.882959710743802">
            <text:p>0.8829597107</text:p>
          </table:table-cell>
          <table:table-cell office:value-type="float" office:value="0.896764">
            <text:p>0.896764</text:p>
          </table:table-cell>
          <table:table-cell office:value-type="float" office:value="-2.3044343949772">
            <text:p>-2.304434395</text:p>
          </table:table-cell>
          <table:table-cell office:value-type="float" office:value="-19.9837402299236">
            <text:p>-19.9837402299</text:p>
          </table:table-cell>
          <table:table-cell office:value-type="float" office:value="-22.7565730627734">
            <text:p>-22.7565730628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480">
            <text:p>480</text:p>
          </table:table-cell>
          <table:table-cell office:value-type="float" office:value="2128">
            <text:p>2128</text:p>
          </table:table-cell>
          <table:table-cell office:value-type="float" office:value="6900">
            <text:p>6900</text:p>
          </table:table-cell>
          <table:table-cell office:value-type="float" office:value="-51.625">
            <text:p>-51.625</text:p>
          </table:table-cell>
          <table:table-cell office:value-type="float" office:value="-2">
            <text:p>-2</text:p>
          </table:table-cell>
          <table:table-cell office:value-type="float" office:value="-264.5">
            <text:p>-264.5</text:p>
          </table:table-cell>
          <table:table-cell office:value-type="float" office:value="-0.107552083333333">
            <text:p>-0.1075520833</text:p>
          </table:table-cell>
          <table:table-cell office:value-type="float" office:value="-0.00093984962406015">
            <text:p>-0.0009398496</text:p>
          </table:table-cell>
          <table:table-cell office:value-type="float" office:value="-0.0383333333333333">
            <text:p>-0.0383333333</text:p>
          </table:table-cell>
          <table:table-cell office:value-type="float" office:value="0.64623991156684">
            <text:p>0.6462399116</text:p>
          </table:table-cell>
          <table:table-cell office:value-type="float" office:value="0.996712257617729">
            <text:p>0.9967122576</text:p>
          </table:table-cell>
          <table:table-cell office:value-type="float" office:value="0.868713444444444">
            <text:p>0.8687134444</text:p>
          </table:table-cell>
          <table:table-cell office:value-type="float" office:value="-6.09161351458176">
            <text:p>-6.0916135146</text:p>
          </table:table-cell>
          <table:table-cell office:value-type="float" office:value="0">
            <text:p>0</text:p>
          </table:table-cell>
          <table:table-cell office:value-type="float" office:value="-17.7332690535362">
            <text:p>-17.7332690535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48">
            <text:p>48</text:p>
          </table:table-cell>
          <table:table-cell office:value-type="float" office:value="61">
            <text:p>61</text:p>
          </table:table-cell>
          <table:table-cell office:value-type="float" office:value="336">
            <text:p>336</text:p>
          </table:table-cell>
          <table:table-cell office:value-type="float" office:value="2183">
            <text:p>2183</text:p>
          </table:table-cell>
          <table:table-cell office:value-type="float" office:value="7176">
            <text:p>7176</text:p>
          </table:table-cell>
          <table:table-cell office:value-type="float" office:value="82">
            <text:p>82</text:p>
          </table:table-cell>
          <table:table-cell office:value-type="float" office:value="27.75">
            <text:p>27.75</text:p>
          </table:table-cell>
          <table:table-cell office:value-type="float" office:value="184">
            <text:p>184</text:p>
          </table:table-cell>
          <table:table-cell office:value-type="float" office:value="0.244047619047619">
            <text:p>0.244047619</text:p>
          </table:table-cell>
          <table:table-cell office:value-type="float" office:value="0.0127118644067797">
            <text:p>0.0127118644</text:p>
          </table:table-cell>
          <table:table-cell office:value-type="float" office:value="0.0256410256410256">
            <text:p>0.0256410256</text:p>
          </table:table-cell>
          <table:table-cell office:value-type="float" office:value="1.97090277777778">
            <text:p>1.9709027778</text:p>
          </table:table-cell>
          <table:table-cell office:value-type="float" office:value="1.04480824475725">
            <text:p>1.0448082448</text:p>
          </table:table-cell>
          <table:table-cell office:value-type="float" office:value="1.0910322156476">
            <text:p>1.0910322156</text:p>
          </table:table-cell>
          <table:table-cell office:value-type="float" office:value="3.17418287951519">
            <text:p>3.1741828795</text:p>
          </table:table-cell>
          <table:table-cell office:value-type="float" office:value="0">
            <text:p>0</text:p>
          </table:table-cell>
          <table:table-cell office:value-type="float" office:value="27.3778512338058">
            <text:p>27.3778512338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3">
            <text:p>3</text:p>
          </table:table-cell>
          <table:table-cell office:value-type="float" office:value="63">
            <text:p>63</text:p>
          </table:table-cell>
          <table:table-cell table:number-columns-repeated="2" office:value-type="float" office:value="76">
            <text:p>76</text:p>
          </table:table-cell>
          <table:table-cell office:value-type="float" office:value="352">
            <text:p>352</text:p>
          </table:table-cell>
          <table:table-cell office:value-type="float" office:value="2185">
            <text:p>2185</text:p>
          </table:table-cell>
          <table:table-cell office:value-type="float" office:value="8740">
            <text:p>8740</text:p>
          </table:table-cell>
          <table:table-cell office:value-type="float" office:value="188">
            <text:p>188</text:p>
          </table:table-cell>
          <table:table-cell office:value-type="float" office:value="-20.125">
            <text:p>-20.125</text:p>
          </table:table-cell>
          <table:table-cell office:value-type="float" office:value="-80.5">
            <text:p>-80.5</text:p>
          </table:table-cell>
          <table:table-cell office:value-type="float" office:value="0.534090909090909">
            <text:p>0.5340909091</text:p>
          </table:table-cell>
          <table:table-cell table:number-columns-repeated="2" office:value-type="float" office:value="-0.00921052631578947">
            <text:p>-0.0092105263</text:p>
          </table:table-cell>
          <table:table-cell office:value-type="float" office:value="3.42841425619835">
            <text:p>3.4284142562</text:p>
          </table:table-cell>
          <table:table-cell table:number-columns-repeated="2" office:value-type="float" office:value="0.967929432132964">
            <text:p>0.9679294321</text:p>
          </table:table-cell>
          <table:table-cell office:value-type="float" office:value="1.61973752958355">
            <text:p>1.619737529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512">
            <text:p>512</text:p>
          </table:table-cell>
          <table:table-cell office:value-type="float" office:value="2024">
            <text:p>2024</text:p>
          </table:table-cell>
          <table:table-cell office:value-type="float" office:value="8924">
            <text:p>8924</text:p>
          </table:table-cell>
          <table:table-cell office:value-type="float" office:value="134">
            <text:p>134</text:p>
          </table:table-cell>
          <table:table-cell office:value-type="float" office:value="-247.25">
            <text:p>-247.25</text:p>
          </table:table-cell>
          <table:table-cell office:value-type="float" office:value="-149.5">
            <text:p>-149.5</text:p>
          </table:table-cell>
          <table:table-cell office:value-type="float" office:value="0.26171875">
            <text:p>0.26171875</text:p>
          </table:table-cell>
          <table:table-cell office:value-type="float" office:value="-0.122159090909091">
            <text:p>-0.1221590909</text:p>
          </table:table-cell>
          <table:table-cell office:value-type="float" office:value="-0.0167525773195876">
            <text:p>-0.0167525773</text:p>
          </table:table-cell>
          <table:table-cell office:value-type="float" office:value="2.05026916503906">
            <text:p>2.050269165</text:p>
          </table:table-cell>
          <table:table-cell office:value-type="float" office:value="0.601691955061983">
            <text:p>0.6016919551</text:p>
          </table:table-cell>
          <table:table-cell office:value-type="float" office:value="0.941916051121267">
            <text:p>0.9419160511</text:p>
          </table:table-cell>
          <table:table-cell office:value-type="float" office:value="2.98160035315444">
            <text:p>2.9816003532</text:p>
          </table:table-cell>
          <table:table-cell office:value-type="float" office:value="-5.32003775790851">
            <text:p>-5.320037757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3">
            <text:p>3</text:p>
          </table:table-cell>
          <table:table-cell office:value-type="float" office:value="58">
            <text:p>58</text:p>
          </table:table-cell>
          <table:table-cell table:number-columns-repeated="2" office:value-type="float" office:value="73">
            <text:p>73</text:p>
          </table:table-cell>
          <table:table-cell office:value-type="float" office:value="810">
            <text:p>810</text:p>
          </table:table-cell>
          <table:table-cell office:value-type="float" office:value="2208">
            <text:p>2208</text:p>
          </table:table-cell>
          <table:table-cell office:value-type="float" office:value="8740">
            <text:p>8740</text:p>
          </table:table-cell>
          <table:table-cell office:value-type="float" office:value="-16.875">
            <text:p>-16.875</text:p>
          </table:table-cell>
          <table:table-cell office:value-type="float" office:value="322">
            <text:p>322</text:p>
          </table:table-cell>
          <table:table-cell office:value-type="float" office:value="-195.5">
            <text:p>-195.5</text:p>
          </table:table-cell>
          <table:table-cell office:value-type="float" office:value="-0.0208333333333333">
            <text:p>-0.0208333333</text:p>
          </table:table-cell>
          <table:table-cell office:value-type="float" office:value="0.145833333333333">
            <text:p>0.1458333333</text:p>
          </table:table-cell>
          <table:table-cell office:value-type="float" office:value="-0.0223684210526316">
            <text:p>-0.0223684211</text:p>
          </table:table-cell>
          <table:table-cell office:value-type="float" office:value="0.927934027777778">
            <text:p>0.9279340278</text:p>
          </table:table-cell>
          <table:table-cell office:value-type="float" office:value="1.55210069444444">
            <text:p>1.5521006944</text:p>
          </table:table-cell>
          <table:table-cell office:value-type="float" office:value="0.92269120498615">
            <text:p>0.922691205</text:p>
          </table:table-cell>
          <table:table-cell office:value-type="float" office:value="-32.9232749929788">
            <text:p>-32.923274993</text:p>
          </table:table-cell>
          <table:table-cell office:value-type="float" office:value="5.09172195330749">
            <text:p>5.0917219533</text:p>
          </table:table-cell>
          <table:table-cell office:value-type="float" office:value="-30.6398760078472">
            <text:p>-30.6398760078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3">
            <text:p>3</text:p>
          </table:table-cell>
          <table:table-cell office:value-type="float" office:value="62">
            <text:p>62</text:p>
          </table:table-cell>
          <table:table-cell table:number-columns-repeated="2" office:value-type="float" office:value="77">
            <text:p>77</text:p>
          </table:table-cell>
          <table:table-cell office:value-type="float" office:value="567">
            <text:p>567</text:p>
          </table:table-cell>
          <table:table-cell office:value-type="float" office:value="2759">
            <text:p>2759</text:p>
          </table:table-cell>
          <table:table-cell office:value-type="float" office:value="8188">
            <text:p>8188</text:p>
          </table:table-cell>
          <table:table-cell office:value-type="float" office:value="138.375">
            <text:p>138.375</text:p>
          </table:table-cell>
          <table:table-cell office:value-type="float" office:value="-116.25">
            <text:p>-116.25</text:p>
          </table:table-cell>
          <table:table-cell office:value-type="float" office:value="-345">
            <text:p>-345</text:p>
          </table:table-cell>
          <table:table-cell office:value-type="float" office:value="0.244047619047619">
            <text:p>0.244047619</text:p>
          </table:table-cell>
          <table:table-cell table:number-columns-repeated="2" office:value-type="float" office:value="-0.0421348314606742">
            <text:p>-0.0421348315</text:p>
          </table:table-cell>
          <table:table-cell office:value-type="float" office:value="1.97090277777778">
            <text:p>1.9709027778</text:p>
          </table:table-cell>
          <table:table-cell table:number-columns-repeated="2" office:value-type="float" office:value="0.85600776417119">
            <text:p>0.8560077642</text:p>
          </table:table-cell>
          <table:table-cell office:value-type="float" office:value="3.17418287951519">
            <text:p>3.1741828795</text:p>
          </table:table-cell>
          <table:table-cell table:number-columns-repeated="2" office:value-type="float" office:value="-16.1016330071733">
            <text:p>-16.101633007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70">
            <text:p>70</text:p>
          </table:table-cell>
          <table:table-cell office:value-type="float" office:value="53">
            <text:p>53</text:p>
          </table:table-cell>
          <table:table-cell office:value-type="float" office:value="594">
            <text:p>594</text:p>
          </table:table-cell>
          <table:table-cell office:value-type="float" office:value="2590">
            <text:p>2590</text:p>
          </table:table-cell>
          <table:table-cell office:value-type="float" office:value="7268">
            <text:p>7268</text:p>
          </table:table-cell>
          <table:table-cell office:value-type="float" office:value="317.25">
            <text:p>317.25</text:p>
          </table:table-cell>
          <table:table-cell office:value-type="float" office:value="202.25">
            <text:p>202.25</text:p>
          </table:table-cell>
          <table:table-cell office:value-type="float" office:value="657.25">
            <text:p>657.25</text:p>
          </table:table-cell>
          <table:table-cell office:value-type="float" office:value="0.534090909090909">
            <text:p>0.5340909091</text:p>
          </table:table-cell>
          <table:table-cell office:value-type="float" office:value="0.0780888030888031">
            <text:p>0.0780888031</text:p>
          </table:table-cell>
          <table:table-cell office:value-type="float" office:value="0.0904306549257017">
            <text:p>0.0904306549</text:p>
          </table:table-cell>
          <table:table-cell office:value-type="float" office:value="3.42841425619835">
            <text:p>3.4284142562</text:p>
          </table:table-cell>
          <table:table-cell office:value-type="float" office:value="1.28526261869978">
            <text:p>1.2852626187</text:p>
          </table:table-cell>
          <table:table-cell office:value-type="float" office:value="1.33253559080653">
            <text:p>1.3325355908</text:p>
          </table:table-cell>
          <table:table-cell office:value-type="float" office:value="1.61973752958355">
            <text:p>1.6197375296</text:p>
          </table:table-cell>
          <table:table-cell office:value-type="float" office:value="9.21862739092128">
            <text:p>9.2186273909</text:p>
          </table:table-cell>
          <table:table-cell office:value-type="float" office:value="8.00653167430272">
            <text:p>8.0065316743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3">
            <text:p>3</text:p>
          </table:table-cell>
          <table:table-cell office:value-type="float" office:value="47">
            <text:p>47</text:p>
          </table:table-cell>
          <table:table-cell table:number-columns-repeated="2" office:value-type="float" office:value="95">
            <text:p>95</text:p>
          </table:table-cell>
          <table:table-cell office:value-type="float" office:value="660">
            <text:p>660</text:p>
          </table:table-cell>
          <table:table-cell office:value-type="float" office:value="2522">
            <text:p>2522</text:p>
          </table:table-cell>
          <table:table-cell office:value-type="float" office:value="5917">
            <text:p>5917</text:p>
          </table:table-cell>
          <table:table-cell office:value-type="float" office:value="-13.75">
            <text:p>-13.75</text:p>
          </table:table-cell>
          <table:table-cell office:value-type="float" office:value="9.75">
            <text:p>9.75</text:p>
          </table:table-cell>
          <table:table-cell office:value-type="float" office:value="22.875">
            <text:p>22.875</text:p>
          </table:table-cell>
          <table:table-cell office:value-type="float" office:value="-0.0208333333333333">
            <text:p>-0.0208333333</text:p>
          </table:table-cell>
          <table:table-cell table:number-columns-repeated="2" office:value-type="float" office:value="0.0038659793814433">
            <text:p>0.0038659794</text:p>
          </table:table-cell>
          <table:table-cell office:value-type="float" office:value="0.927934027777778">
            <text:p>0.9279340278</text:p>
          </table:table-cell>
          <table:table-cell table:number-columns-repeated="2" office:value-type="float" office:value="1.01356022159634">
            <text:p>1.0135602216</text:p>
          </table:table-cell>
          <table:table-cell office:value-type="float" office:value="-32.9232749929788">
            <text:p>-32.92327499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110">
            <text:p>110</text:p>
          </table:table-cell>
          <table:table-cell office:value-type="float" office:value="59">
            <text:p>59</text:p>
          </table:table-cell>
          <table:table-cell office:value-type="float" office:value="462">
            <text:p>462</text:p>
          </table:table-cell>
          <table:table-cell office:value-type="float" office:value="3376">
            <text:p>3376</text:p>
          </table:table-cell>
          <table:table-cell office:value-type="float" office:value="6486">
            <text:p>6486</text:p>
          </table:table-cell>
          <table:table-cell office:value-type="float" office:value="112.75">
            <text:p>112.75</text:p>
          </table:table-cell>
          <table:table-cell office:value-type="float" office:value="143.625">
            <text:p>143.625</text:p>
          </table:table-cell>
          <table:table-cell office:value-type="float" office:value="396.625">
            <text:p>396.625</text:p>
          </table:table-cell>
          <table:table-cell office:value-type="float" office:value="0.244047619047619">
            <text:p>0.244047619</text:p>
          </table:table-cell>
          <table:table-cell office:value-type="float" office:value="0.0425429502369668">
            <text:p>0.0425429502</text:p>
          </table:table-cell>
          <table:table-cell office:value-type="float" office:value="0.0611509404872032">
            <text:p>0.0611509405</text:p>
          </table:table-cell>
          <table:table-cell office:value-type="float" office:value="1.97090277777778">
            <text:p>1.9709027778</text:p>
          </table:table-cell>
          <table:table-cell office:value-type="float" office:value="1.15244773495452">
            <text:p>1.152447735</text:p>
          </table:table-cell>
          <table:table-cell office:value-type="float" office:value="1.22135758924925">
            <text:p>1.2213575892</text:p>
          </table:table-cell>
          <table:table-cell office:value-type="float" office:value="3.17418287951519">
            <text:p>3.1741828795</text:p>
          </table:table-cell>
          <table:table-cell office:value-type="float" office:value="16.6370470592871">
            <text:p>16.6370470593</text:p>
          </table:table-cell>
          <table:table-cell office:value-type="float" office:value="11.6781661341463">
            <text:p>11.6781661341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75">
            <text:p>75</text:p>
          </table:table-cell>
          <table:table-cell office:value-type="float" office:value="484">
            <text:p>484</text:p>
          </table:table-cell>
          <table:table-cell office:value-type="float" office:value="3738">
            <text:p>3738</text:p>
          </table:table-cell>
          <table:table-cell office:value-type="float" office:value="10396">
            <text:p>10396</text:p>
          </table:table-cell>
          <table:table-cell office:value-type="float" office:value="258.5">
            <text:p>258.5</text:p>
          </table:table-cell>
          <table:table-cell office:value-type="float" office:value="85.75">
            <text:p>85.75</text:p>
          </table:table-cell>
          <table:table-cell office:value-type="float" office:value="1327.5">
            <text:p>1327.5</text:p>
          </table:table-cell>
          <table:table-cell office:value-type="float" office:value="0.534090909090909">
            <text:p>0.5340909091</text:p>
          </table:table-cell>
          <table:table-cell office:value-type="float" office:value="0.022940074906367">
            <text:p>0.0229400749</text:p>
          </table:table-cell>
          <table:table-cell office:value-type="float" office:value="0.12769334359369">
            <text:p>0.1276933436</text:p>
          </table:table-cell>
          <table:table-cell office:value-type="float" office:value="3.42841425619835">
            <text:p>3.4284142562</text:p>
          </table:table-cell>
          <table:table-cell office:value-type="float" office:value="1.08132170636424">
            <text:p>1.0813217064</text:p>
          </table:table-cell>
          <table:table-cell office:value-type="float" office:value="1.47888565897426">
            <text:p>1.478885659</text:p>
          </table:table-cell>
          <table:table-cell office:value-type="float" office:value="1.61973752958355">
            <text:p>1.6197375296</text:p>
          </table:table-cell>
          <table:table-cell office:value-type="float" office:value="30.5608222290072">
            <text:p>30.560822229</text:p>
          </table:table-cell>
          <table:table-cell office:value-type="float" office:value="5.76785073946944">
            <text:p>5.7678507395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133">
            <text:p>133</text:p>
          </table:table-cell>
          <table:table-cell office:value-type="float" office:value="75">
            <text:p>75</text:p>
          </table:table-cell>
          <table:table-cell office:value-type="float" office:value="704">
            <text:p>704</text:p>
          </table:table-cell>
          <table:table-cell office:value-type="float" office:value="4076">
            <text:p>4076</text:p>
          </table:table-cell>
          <table:table-cell office:value-type="float" office:value="14536">
            <text:p>14536</text:p>
          </table:table-cell>
          <table:table-cell office:value-type="float" office:value="184.25">
            <text:p>184.25</text:p>
          </table:table-cell>
          <table:table-cell office:value-type="float" office:value="-64.75">
            <text:p>-64.75</text:p>
          </table:table-cell>
          <table:table-cell office:value-type="float" office:value="1249.25">
            <text:p>1249.25</text:p>
          </table:table-cell>
          <table:table-cell office:value-type="float" office:value="0.26171875">
            <text:p>0.26171875</text:p>
          </table:table-cell>
          <table:table-cell office:value-type="float" office:value="-0.0158856722276742">
            <text:p>-0.0158856722</text:p>
          </table:table-cell>
          <table:table-cell office:value-type="float" office:value="0.0859417996697854">
            <text:p>0.0859417997</text:p>
          </table:table-cell>
          <table:table-cell office:value-type="float" office:value="2.05026916503906">
            <text:p>2.050269165</text:p>
          </table:table-cell>
          <table:table-cell office:value-type="float" office:value="0.944894762184106">
            <text:p>0.9448947622</text:p>
          </table:table-cell>
          <table:table-cell office:value-type="float" office:value="1.31527284498799">
            <text:p>1.315272845</text:p>
          </table:table-cell>
          <table:table-cell office:value-type="float" office:value="2.98160035315444">
            <text:p>2.9816003532</text:p>
          </table:table-cell>
          <table:table-cell office:value-type="float" office:value="0">
            <text:p>0</text:p>
          </table:table-cell>
          <table:table-cell office:value-type="float" office:value="8.40712088672785">
            <text:p>8.4071208867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72">
            <text:p>72</text:p>
          </table:table-cell>
          <table:table-cell office:value-type="float" office:value="1540">
            <text:p>1540</text:p>
          </table:table-cell>
          <table:table-cell office:value-type="float" office:value="3774">
            <text:p>3774</text:p>
          </table:table-cell>
          <table:table-cell office:value-type="float" office:value="10212">
            <text:p>10212</text:p>
          </table:table-cell>
          <table:table-cell office:value-type="float" office:value="305.25">
            <text:p>305.25</text:p>
          </table:table-cell>
          <table:table-cell office:value-type="float" office:value="553.375">
            <text:p>553.375</text:p>
          </table:table-cell>
          <table:table-cell office:value-type="float" office:value="1497.25">
            <text:p>1497.25</text:p>
          </table:table-cell>
          <table:table-cell office:value-type="float" office:value="0.198214285714286">
            <text:p>0.1982142857</text:p>
          </table:table-cell>
          <table:table-cell office:value-type="float" office:value="0.146628245892952">
            <text:p>0.1466282459</text:p>
          </table:table-cell>
          <table:table-cell office:value-type="float" office:value="0.146616725421073">
            <text:p>0.1466167254</text:p>
          </table:table-cell>
          <table:table-cell office:value-type="float" office:value="1.77075625">
            <text:p>1.77075625</text:p>
          </table:table-cell>
          <table:table-cell office:value-type="float" office:value="1.55533855191287">
            <text:p>1.5553385519</text:p>
          </table:table-cell>
          <table:table-cell office:value-type="float" office:value="1.55529160875323">
            <text:p>1.5552916088</text:p>
          </table:table-cell>
          <table:table-cell office:value-type="float" office:value="3.83309274104546">
            <text:p>3.833092741</text:p>
          </table:table-cell>
          <table:table-cell office:value-type="float" office:value="5.06591454549947">
            <text:p>5.0659145455</text:p>
          </table:table-cell>
          <table:table-cell office:value-type="float" office:value="5.06628657036142">
            <text:p>5.0662865704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89">
            <text:p>89</text:p>
          </table:table-cell>
          <table:table-cell office:value-type="float" office:value="64">
            <text:p>64</text:p>
          </table:table-cell>
          <table:table-cell office:value-type="float" office:value="2078">
            <text:p>2078</text:p>
          </table:table-cell>
          <table:table-cell office:value-type="float" office:value="4563">
            <text:p>4563</text:p>
          </table:table-cell>
          <table:table-cell office:value-type="float" office:value="12972">
            <text:p>12972</text:p>
          </table:table-cell>
          <table:table-cell office:value-type="float" office:value="134.375">
            <text:p>134.375</text:p>
          </table:table-cell>
          <table:table-cell office:value-type="float" office:value="380.428571428571">
            <text:p>380.4285714286</text:p>
          </table:table-cell>
          <table:table-cell office:value-type="float" office:value="1610.125">
            <text:p>1610.125</text:p>
          </table:table-cell>
          <table:table-cell office:value-type="float" office:value="0.0646655437921078">
            <text:p>0.0646655438</text:p>
          </table:table-cell>
          <table:table-cell office:value-type="float" office:value="0.0833724679878526">
            <text:p>0.083372468</text:p>
          </table:table-cell>
          <table:table-cell office:value-type="float" office:value="0.124123111316682">
            <text:p>0.1241231113</text:p>
          </table:table-cell>
          <table:table-cell office:value-type="float" office:value="1.23452540307808">
            <text:p>1.2345254031</text:p>
          </table:table-cell>
          <table:table-cell office:value-type="float" office:value="1.30542753605752">
            <text:p>1.3054275361</text:p>
          </table:table-cell>
          <table:table-cell office:value-type="float" office:value="1.46462772126374">
            <text:p>1.4646277213</text:p>
          </table:table-cell>
          <table:table-cell office:value-type="float" office:value="11.0619113605707">
            <text:p>11.0619113606</text:p>
          </table:table-cell>
          <table:table-cell office:value-type="float" office:value="8.65581039527538">
            <text:p>8.6558103953</text:p>
          </table:table-cell>
          <table:table-cell office:value-type="float" office:value="5.92416904467154">
            <text:p>5.9241690447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44">
            <text:p>44</text:p>
          </table:table-cell>
          <table:table-cell office:value-type="float" office:value="70">
            <text:p>70</text:p>
          </table:table-cell>
          <table:table-cell office:value-type="float" office:value="2069">
            <text:p>2069</text:p>
          </table:table-cell>
          <table:table-cell office:value-type="float" office:value="4705">
            <text:p>4705</text:p>
          </table:table-cell>
          <table:table-cell office:value-type="float" office:value="17020">
            <text:p>17020</text:p>
          </table:table-cell>
          <table:table-cell office:value-type="float" office:value="107.75">
            <text:p>107.75</text:p>
          </table:table-cell>
          <table:table-cell office:value-type="float" office:value="245">
            <text:p>245</text:p>
          </table:table-cell>
          <table:table-cell office:value-type="float" office:value="1330.625">
            <text:p>1330.625</text:p>
          </table:table-cell>
          <table:table-cell office:value-type="float" office:value="0.0520782986950218">
            <text:p>0.0520782987</text:p>
          </table:table-cell>
          <table:table-cell office:value-type="float" office:value="0.0520722635494155">
            <text:p>0.0520722635</text:p>
          </table:table-cell>
          <table:table-cell office:value-type="float" office:value="0.0781800822561692">
            <text:p>0.0781800823</text:p>
          </table:table-cell>
          <table:table-cell office:value-type="float" office:value="1.18758985785471">
            <text:p>1.1875898579</text:p>
          </table:table-cell>
          <table:table-cell office:value-type="float" office:value="1.18756750286003">
            <text:p>1.1875675029</text:p>
          </table:table-cell>
          <table:table-cell office:value-type="float" office:value="1.28561005340929">
            <text:p>1.2856100534</text:p>
          </table:table-cell>
          <table:table-cell office:value-type="float" office:value="13.6533537189834">
            <text:p>13.653353719</text:p>
          </table:table-cell>
          <table:table-cell office:value-type="float" office:value="13.654896638361">
            <text:p>13.6548966384</text:p>
          </table:table-cell>
          <table:table-cell office:value-type="float" office:value="9.20825886375575">
            <text:p>9.2082588638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table:number-columns-repeated="2" office:value-type="float" office:value="57">
            <text:p>57</text:p>
          </table:table-cell>
          <table:table-cell office:value-type="float" office:value="1981">
            <text:p>1981</text:p>
          </table:table-cell>
          <table:table-cell office:value-type="float" office:value="4293">
            <text:p>4293</text:p>
          </table:table-cell>
          <table:table-cell office:value-type="float" office:value="12696">
            <text:p>12696</text:p>
          </table:table-cell>
          <table:table-cell office:value-type="float" office:value="86.875">
            <text:p>86.875</text:p>
          </table:table-cell>
          <table:table-cell office:value-type="float" office:value="183">
            <text:p>183</text:p>
          </table:table-cell>
          <table:table-cell office:value-type="float" office:value="1088.25">
            <text:p>1088.25</text:p>
          </table:table-cell>
          <table:table-cell office:value-type="float" office:value="0.0438541140837961">
            <text:p>0.0438541141</text:p>
          </table:table-cell>
          <table:table-cell office:value-type="float" office:value="0.0426275331935709">
            <text:p>0.0426275332</text:p>
          </table:table-cell>
          <table:table-cell office:value-type="float" office:value="0.0857159735349717">
            <text:p>0.0857159735</text:p>
          </table:table-cell>
          <table:table-cell office:value-type="float" office:value="1.15725883860455">
            <text:p>1.1572588386</text:p>
          </table:table-cell>
          <table:table-cell office:value-type="float" office:value="1.15275789508639">
            <text:p>1.1527578951</text:p>
          </table:table-cell>
          <table:table-cell office:value-type="float" office:value="1.31440647448573">
            <text:p>1.3144064745</text:p>
          </table:table-cell>
          <table:table-cell office:value-type="float" office:value="16.1498449097765">
            <text:p>16.1498449098</text:p>
          </table:table-cell>
          <table:table-cell office:value-type="float" office:value="16.604713504068">
            <text:p>16.6047135041</text:p>
          </table:table-cell>
          <table:table-cell office:value-type="float" office:value="8.428381649213">
            <text:p>8.428381649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table:number-columns-repeated="2" office:value-type="float" office:value="48">
            <text:p>48</text:p>
          </table:table-cell>
          <table:table-cell office:value-type="float" office:value="2460">
            <text:p>2460</text:p>
          </table:table-cell>
          <table:table-cell office:value-type="float" office:value="5331">
            <text:p>5331</text:p>
          </table:table-cell>
          <table:table-cell office:value-type="float" office:value="15548">
            <text:p>15548</text:p>
          </table:table-cell>
          <table:table-cell office:value-type="float" office:value="113.142857142857">
            <text:p>113.1428571429</text:p>
          </table:table-cell>
          <table:table-cell office:value-type="float" office:value="281.25">
            <text:p>281.25</text:p>
          </table:table-cell>
          <table:table-cell office:value-type="float" office:value="744.285714285714">
            <text:p>744.2857142857</text:p>
          </table:table-cell>
          <table:table-cell office:value-type="float" office:value="0.045993031358885">
            <text:p>0.0459930314</text:p>
          </table:table-cell>
          <table:table-cell office:value-type="float" office:value="0.0527574563871694">
            <text:p>0.0527574564</text:p>
          </table:table-cell>
          <table:table-cell office:value-type="float" office:value="0.0478701900106582">
            <text:p>0.04787019</text:p>
          </table:table-cell>
          <table:table-cell office:value-type="float" office:value="1.16512171326591">
            <text:p>1.1651217133</text:p>
          </table:table-cell>
          <table:table-cell office:value-type="float" office:value="1.1901064617958">
            <text:p>1.1901064618</text:p>
          </table:table-cell>
          <table:table-cell office:value-type="float" office:value="1.17203711301695">
            <text:p>1.172037113</text:p>
          </table:table-cell>
          <table:table-cell office:value-type="float" office:value="15.4146763613398">
            <text:p>15.4146763613</text:p>
          </table:table-cell>
          <table:table-cell office:value-type="float" office:value="13.4819777556854">
            <text:p>13.4819777557</text:p>
          </table:table-cell>
          <table:table-cell office:value-type="float" office:value="14.8235976061029">
            <text:p>14.8235976061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90">
            <text:p>90</text:p>
          </table:table-cell>
          <table:table-cell office:value-type="float" office:value="22">
            <text:p>22</text:p>
          </table:table-cell>
          <table:table-cell office:value-type="float" office:value="2566">
            <text:p>2566</text:p>
          </table:table-cell>
          <table:table-cell office:value-type="float" office:value="6370">
            <text:p>6370</text:p>
          </table:table-cell>
          <table:table-cell office:value-type="float" office:value="19321">
            <text:p>19321</text:p>
          </table:table-cell>
          <table:table-cell office:value-type="float" office:value="0">
            <text:p>0</text:p>
          </table:table-cell>
          <table:table-cell office:value-type="float" office:value="341.4">
            <text:p>341.4</text:p>
          </table:table-cell>
          <table:table-cell office:value-type="float" office:value="601.5">
            <text:p>601.5</text:p>
          </table:table-cell>
          <table:table-cell office:value-type="float" office:value="0">
            <text:p>0</text:p>
          </table:table-cell>
          <table:table-cell office:value-type="float" office:value="0.0535949764521193">
            <text:p>0.0535949765</text:p>
          </table:table-cell>
          <table:table-cell office:value-type="float" office:value="0.0311319289891828">
            <text:p>0.031131929</text:p>
          </table:table-cell>
          <table:table-cell office:value-type="float" office:value="1.15">
            <text:p>1.15</text:p>
          </table:table-cell>
          <table:table-cell office:value-type="float" office:value="1.19321236372419">
            <text:p>1.1932123637</text:p>
          </table:table-cell>
          <table:table-cell office:value-type="float" office:value="1.11086137758721">
            <text:p>1.1108613776</text:p>
          </table:table-cell>
          <table:table-cell office:value-type="float" office:value="0">
            <text:p>0</text:p>
          </table:table-cell>
          <table:table-cell office:value-type="float" office:value="13.2766205767691">
            <text:p>13.2766205768</text:p>
          </table:table-cell>
          <table:table-cell office:value-type="float" office:value="22.6096351694591">
            <text:p>22.6096351695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2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table:number-columns-repeated="2" office:value-type="float" office:value="32">
            <text:p>32</text:p>
          </table:table-cell>
          <table:table-cell office:value-type="float" office:value="2677">
            <text:p>2677</text:p>
          </table:table-cell>
          <table:table-cell office:value-type="float" office:value="6077">
            <text:p>6077</text:p>
          </table:table-cell>
          <table:table-cell office:value-type="float" office:value="17785">
            <text:p>17785</text:p>
          </table:table-cell>
          <table:table-cell table:number-columns-repeated="2" office:value-type="float" office:value="0">
            <text:p>0</text:p>
          </table:table-cell>
          <table:table-cell office:value-type="float" office:value="805.8">
            <text:p>805.8</text:p>
          </table:table-cell>
          <table:table-cell table:number-columns-repeated="2" office:value-type="float" office:value="0">
            <text:p>0</text:p>
          </table:table-cell>
          <table:table-cell office:value-type="float" office:value="0.0453078436885015">
            <text:p>0.0453078437</text:p>
          </table:table-cell>
          <table:table-cell office:value-type="float" office:value="1.15">
            <text:p>1.15</text:p>
          </table:table-cell>
          <table:table-cell office:value-type="float" office:value="1.18">
            <text:p>1.18</text:p>
          </table:table-cell>
          <table:table-cell office:value-type="float" office:value="1.16260094228117">
            <text:p>1.1626009423</text:p>
          </table:table-cell>
          <table:table-cell table:number-columns-repeated="2" office:value-type="float" office:value="0">
            <text:p>0</text:p>
          </table:table-cell>
          <table:table-cell office:value-type="float" office:value="15.6426274568294">
            <text:p>15.6426274568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36">
            <text:p>136</text:p>
          </table:table-cell>
          <table:table-cell table:number-columns-repeated="2" office:value-type="float" office:value="70">
            <text:p>70</text:p>
          </table:table-cell>
          <table:table-cell office:value-type="float" office:value="2733">
            <text:p>2733</text:p>
          </table:table-cell>
          <table:table-cell office:value-type="float" office:value="6128">
            <text:p>6128</text:p>
          </table:table-cell>
          <table:table-cell office:value-type="float" office:value="19062">
            <text:p>19062</text:p>
          </table:table-cell>
          <table:table-cell office:value-type="float" office:value="188">
            <text:p>188</text:p>
          </table:table-cell>
          <table:table-cell office:value-type="float" office:value="421.75">
            <text:p>421.75</text:p>
          </table:table-cell>
          <table:table-cell office:value-type="float" office:value="0">
            <text:p>0</text:p>
          </table:table-cell>
          <table:table-cell office:value-type="float" office:value="0.0687888766922796">
            <text:p>0.0687888767</text:p>
          </table:table-cell>
          <table:table-cell office:value-type="float" office:value="0.0688234334203655">
            <text:p>0.0688234334</text:p>
          </table:table-cell>
          <table:table-cell office:value-type="float" office:value="0">
            <text:p>0</text:p>
          </table:table-cell>
          <table:table-cell office:value-type="float" office:value="1.25003561115389">
            <text:p>1.2500356112</text:p>
          </table:table-cell>
          <table:table-cell office:value-type="float" office:value="1.2501658803473">
            <text:p>1.2501658803</text:p>
          </table:table-cell>
          <table:table-cell office:value-type="float" office:value="1.25">
            <text:p>1.25</text:p>
          </table:table-cell>
          <table:table-cell office:value-type="float" office:value="10.4191739642599">
            <text:p>10.4191739643</text:p>
          </table:table-cell>
          <table:table-cell office:value-type="float" office:value="10.4141126445804">
            <text:p>10.41411264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5">
            <text:p>5</text:p>
          </table:table-cell>
          <table:table-cell office:value-type="float" office:value="140">
            <text:p>140</text:p>
          </table:table-cell>
          <table:table-cell table:number-columns-repeated="2" office:value-type="float" office:value="113">
            <text:p>113</text:p>
          </table:table-cell>
          <table:table-cell office:value-type="float" office:value="2744">
            <text:p>2744</text:p>
          </table:table-cell>
          <table:table-cell office:value-type="float" office:value="6432">
            <text:p>6432</text:p>
          </table:table-cell>
          <table:table-cell office:value-type="float" office:value="20430">
            <text:p>20430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17">
            <text:p>1.17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5">
            <text:p>5</text:p>
          </table:table-cell>
          <table:table-cell office:value-type="float" office:value="185">
            <text:p>185</text:p>
          </table:table-cell>
          <table:table-cell table:number-columns-repeated="2" office:value-type="float" office:value="158">
            <text:p>158</text:p>
          </table:table-cell>
          <table:table-cell office:value-type="float" office:value="2740">
            <text:p>2740</text:p>
          </table:table-cell>
          <table:table-cell office:value-type="float" office:value="6735">
            <text:p>6735</text:p>
          </table:table-cell>
          <table:table-cell office:value-type="float" office:value="21896">
            <text:p>21896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09">
            <text:p>1.09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">
            <text:p>20</text:p>
          </table:table-cell>
          <table:table-cell office:value-type="float" office:value="906.75">
            <text:p>906.75</text:p>
          </table:table-cell>
          <table:table-cell office:value-type="float" office:value="11017.5">
            <text:p>11017.5</text:p>
          </table:table-cell>
          <table:table-cell office:value-type="float" office:value="9.6925">
            <text:p>9.6925</text:p>
          </table:table-cell>
          <table:table-cell table:number-columns-repeated="3" office:value-type="float" office:value="5">
            <text:p>5</text:p>
          </table:table-cell>
          <table:table-cell office:value-type="float" office:value="138">
            <text:p>138</text:p>
          </table:table-cell>
          <table:table-cell office:value-type="float" office:value="178">
            <text:p>178</text:p>
          </table:table-cell>
          <table:table-cell office:value-type="float" office:value="111">
            <text:p>111</text:p>
          </table:table-cell>
          <table:table-cell office:value-type="float" office:value="2737">
            <text:p>2737</text:p>
          </table:table-cell>
          <table:table-cell office:value-type="float" office:value="6980">
            <text:p>6980</text:p>
          </table:table-cell>
          <table:table-cell office:value-type="float" office:value="23468">
            <text:p>23468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99">
            <text:p>0.99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6666666666667">
            <text:p>18.6666666667</text:p>
          </table:table-cell>
          <table:table-cell office:value-type="float" office:value="990.333333333333">
            <text:p>990.3333333333</text:p>
          </table:table-cell>
          <table:table-cell office:value-type="float" office:value="11448">
            <text:p>11448</text:p>
          </table:table-cell>
          <table:table-cell office:value-type="float" office:value="10.1266666666667">
            <text:p>10.12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169">
            <text:p>169</text:p>
          </table:table-cell>
          <table:table-cell table:number-columns-repeated="2" office:value-type="float" office:value="141">
            <text:p>141</text:p>
          </table:table-cell>
          <table:table-cell office:value-type="float" office:value="2733">
            <text:p>2733</text:p>
          </table:table-cell>
          <table:table-cell office:value-type="float" office:value="7318">
            <text:p>7318</text:p>
          </table:table-cell>
          <table:table-cell office:value-type="float" office:value="25153">
            <text:p>25153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1.25">
            <text:p>1.2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3" table:default-cell-style-name="Default"/>
        <table:table-column table:style-name="co17" table:number-columns-repeated="2" table:default-cell-style-name="Default"/>
        <table:table-column table:style-name="co13" table:default-cell-style-name="Default"/>
        <table:table-column table:style-name="co6" table:number-columns-repeated="2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7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1.23">
            <text:p>1.23</text:p>
          </table:table-cell>
          <table:table-cell office:value-type="float" office:value="1.25">
            <text:p>1.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 office:value-type="float" office:value="1.8">
            <text:p>1.8</text:p>
          </table:table-cell>
          <table:table-cell office:value-type="float" office:value="4.6">
            <text:p>4.6</text:p>
          </table:table-cell>
          <table:table-cell office:value-type="float" office:value="1323">
            <text:p>1323</text:p>
          </table:table-cell>
          <table:table-cell office:value-type="float" office:value="1814">
            <text:p>1814</text:p>
          </table:table-cell>
          <table:table-cell office:value-type="float" office:value="2787">
            <text:p>278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3">11/03/2021</text:date>, <text:time>22:1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3T22:15:20.44</dc:date>
    <dc:creator>Liam Widdess</dc:creator>
    <meta:editing-duration>P2DT3H30M53S</meta:editing-duration>
    <meta:editing-cycles>185</meta:editing-cycles>
    <meta:generator>OpenOffice/4.1.7$Win32 OpenOffice.org_project/417m1$Build-9800</meta:generator>
    <meta:document-statistic meta:table-count="8" meta:cell-count="662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8">
                <text:p>88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5">
                <text:p>10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8">
                <text:p>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2">
                <text:p>11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4">
                <text:p>13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5">
                <text:p>165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2">
                <text:p>202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5">
                <text:p>235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415">
                <text:p>1415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5">
                <text:p>355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410">
                <text:p>410</text:p>
              </table:table-cell>
              <table:table-cell office:value-type="float" office:value="1101">
                <text:p>1101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222">
                <text:p>1222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85">
                <text:p>485</text:p>
              </table:table-cell>
              <table:table-cell office:value-type="float" office:value="1457">
                <text:p>145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32">
                <text:p>532</text:p>
              </table:table-cell>
              <table:table-cell office:value-type="float" office:value="1529">
                <text:p>1529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84">
                <text:p>684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732">
                <text:p>732</text:p>
              </table:table-cell>
              <table:table-cell office:value-type="float" office:value="1707">
                <text:p>1707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830">
                <text:p>830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848">
                <text:p>848</text:p>
              </table:table-cell>
              <table:table-cell office:value-type="float" office:value="2550">
                <text:p>2550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1064">
                <text:p>1064</text:p>
              </table:table-cell>
              <table:table-cell office:value-type="float" office:value="2457">
                <text:p>2457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1096">
                <text:p>1096</text:p>
              </table:table-cell>
              <table:table-cell office:value-type="float" office:value="2437">
                <text:p>2437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200">
                <text:p>1200</text:p>
              </table:table-cell>
              <table:table-cell office:value-type="float" office:value="3146">
                <text:p>314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623">
                <text:p>623</text:p>
              </table:table-cell>
              <table:table-cell office:value-type="float" office:value="1399">
                <text:p>1399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03">
                <text:p>803</text:p>
              </table:table-cell>
              <table:table-cell office:value-type="float" office:value="1530">
                <text:p>1530</text:p>
              </table:table-cell>
              <table:table-cell office:value-type="float" office:value="3567">
                <text:p>3567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852">
                <text:p>852</text:p>
              </table:table-cell>
              <table:table-cell office:value-type="float" office:value="1594">
                <text:p>1594</text:p>
              </table:table-cell>
              <table:table-cell office:value-type="float" office:value="3571">
                <text:p>357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02">
                <text:p>902</text:p>
              </table:table-cell>
              <table:table-cell office:value-type="float" office:value="1799">
                <text:p>1799</text:p>
              </table:table-cell>
              <table:table-cell office:value-type="float" office:value="4154">
                <text:p>415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05">
                <text:p>905</text:p>
              </table:table-cell>
              <table:table-cell office:value-type="float" office:value="1820">
                <text:p>1820</text:p>
              </table:table-cell>
              <table:table-cell office:value-type="float" office:value="4489">
                <text:p>448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932">
                <text:p>932</text:p>
              </table:table-cell>
              <table:table-cell office:value-type="float" office:value="1915">
                <text:p>1915</text:p>
              </table:table-cell>
              <table:table-cell office:value-type="float" office:value="4423">
                <text:p>4423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996">
                <text:p>996</text:p>
              </table:table-cell>
              <table:table-cell office:value-type="float" office:value="1918">
                <text:p>1918</text:p>
              </table:table-cell>
              <table:table-cell office:value-type="float" office:value="3967">
                <text:p>396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58">
                <text:p>1258</text:p>
              </table:table-cell>
              <table:table-cell office:value-type="float" office:value="2269">
                <text:p>2269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225">
                <text:p>1225</text:p>
              </table:table-cell>
              <table:table-cell office:value-type="float" office:value="2173">
                <text:p>2173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392">
                <text:p>1392</text:p>
              </table:table-cell>
              <table:table-cell office:value-type="float" office:value="2238">
                <text:p>2238</text:p>
              </table:table-cell>
              <table:table-cell office:value-type="float" office:value="3708">
                <text:p>370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370">
                <text:p>1370</text:p>
              </table:table-cell>
              <table:table-cell office:value-type="float" office:value="2278">
                <text:p>2278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20">
                <text:p>1320</text:p>
              </table:table-cell>
              <table:table-cell office:value-type="float" office:value="2330">
                <text:p>2330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658">
                <text:p>1658</text:p>
              </table:table-cell>
              <table:table-cell office:value-type="float" office:value="2484">
                <text:p>2484</text:p>
              </table:table-cell>
              <table:table-cell office:value-type="float" office:value="4416">
                <text:p>4416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431">
                <text:p>1431</text:p>
              </table:table-cell>
              <table:table-cell office:value-type="float" office:value="2440">
                <text:p>2440</text:p>
              </table:table-cell>
              <table:table-cell office:value-type="float" office:value="5796">
                <text:p>579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269">
                <text:p>1269</text:p>
              </table:table-cell>
              <table:table-cell office:value-type="float" office:value="2398">
                <text:p>2398</text:p>
              </table:table-cell>
              <table:table-cell office:value-type="float" office:value="5520">
                <text:p>552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552">
                <text:p>1552</text:p>
              </table:table-cell>
              <table:table-cell office:value-type="float" office:value="2668">
                <text:p>2668</text:p>
              </table:table-cell>
              <table:table-cell office:value-type="float" office:value="5612">
                <text:p>56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664">
                <text:p>1664</text:p>
              </table:table-cell>
              <table:table-cell office:value-type="float" office:value="2694">
                <text:p>2694</text:p>
              </table:table-cell>
              <table:table-cell office:value-type="float" office:value="6992">
                <text:p>699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431">
                <text:p>1431</text:p>
              </table:table-cell>
              <table:table-cell office:value-type="float" office:value="2590">
                <text:p>2590</text:p>
              </table:table-cell>
              <table:table-cell office:value-type="float" office:value="6808">
                <text:p>680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152">
                <text:p>1152</text:p>
              </table:table-cell>
              <table:table-cell office:value-type="float" office:value="2263">
                <text:p>2263</text:p>
              </table:table-cell>
              <table:table-cell office:value-type="float" office:value="6716">
                <text:p>671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24">
                <text:p>1024</text:p>
              </table:table-cell>
              <table:table-cell office:value-type="float" office:value="2387">
                <text:p>2387</text:p>
              </table:table-cell>
              <table:table-cell office:value-type="float" office:value="7084">
                <text:p>708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704">
                <text:p>704</text:p>
              </table:table-cell>
              <table:table-cell office:value-type="float" office:value="2200">
                <text:p>2200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480">
                <text:p>480</text:p>
              </table:table-cell>
              <table:table-cell office:value-type="float" office:value="2128">
                <text:p>2128</text:p>
              </table:table-cell>
              <table:table-cell office:value-type="float" office:value="6900">
                <text:p>6900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36">
                <text:p>336</text:p>
              </table:table-cell>
              <table:table-cell office:value-type="float" office:value="2183">
                <text:p>2183</text:p>
              </table:table-cell>
              <table:table-cell office:value-type="float" office:value="7176">
                <text:p>717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352">
                <text:p>352</text:p>
              </table:table-cell>
              <table:table-cell office:value-type="float" office:value="2185">
                <text:p>2185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512">
                <text:p>512</text:p>
              </table:table-cell>
              <table:table-cell office:value-type="float" office:value="2024">
                <text:p>2024</text:p>
              </table:table-cell>
              <table:table-cell office:value-type="float" office:value="8924">
                <text:p>8924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10">
                <text:p>810</text:p>
              </table:table-cell>
              <table:table-cell office:value-type="float" office:value="2208">
                <text:p>2208</text:p>
              </table:table-cell>
              <table:table-cell office:value-type="float" office:value="8740">
                <text:p>8740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67">
                <text:p>567</text:p>
              </table:table-cell>
              <table:table-cell office:value-type="float" office:value="2759">
                <text:p>2759</text:p>
              </table:table-cell>
              <table:table-cell office:value-type="float" office:value="8188">
                <text:p>818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94">
                <text:p>594</text:p>
              </table:table-cell>
              <table:table-cell office:value-type="float" office:value="2590">
                <text:p>2590</text:p>
              </table:table-cell>
              <table:table-cell office:value-type="float" office:value="7268">
                <text:p>726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660">
                <text:p>660</text:p>
              </table:table-cell>
              <table:table-cell office:value-type="float" office:value="2522">
                <text:p>2522</text:p>
              </table:table-cell>
              <table:table-cell office:value-type="float" office:value="5917">
                <text:p>591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62">
                <text:p>462</text:p>
              </table:table-cell>
              <table:table-cell office:value-type="float" office:value="3376">
                <text:p>3376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484">
                <text:p>484</text:p>
              </table:table-cell>
              <table:table-cell office:value-type="float" office:value="3738">
                <text:p>3738</text:p>
              </table:table-cell>
              <table:table-cell office:value-type="float" office:value="10396">
                <text:p>1039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704">
                <text:p>704</text:p>
              </table:table-cell>
              <table:table-cell office:value-type="float" office:value="4076">
                <text:p>4076</text:p>
              </table:table-cell>
              <table:table-cell office:value-type="float" office:value="14536">
                <text:p>1453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540">
                <text:p>1540</text:p>
              </table:table-cell>
              <table:table-cell office:value-type="float" office:value="3774">
                <text:p>3774</text:p>
              </table:table-cell>
              <table:table-cell office:value-type="float" office:value="10212">
                <text:p>10212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2078">
                <text:p>2078</text:p>
              </table:table-cell>
              <table:table-cell office:value-type="float" office:value="4563">
                <text:p>4563</text:p>
              </table:table-cell>
              <table:table-cell office:value-type="float" office:value="12972">
                <text:p>1297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2069">
                <text:p>2069</text:p>
              </table:table-cell>
              <table:table-cell office:value-type="float" office:value="4705">
                <text:p>4705</text:p>
              </table:table-cell>
              <table:table-cell office:value-type="float" office:value="17020">
                <text:p>17020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981">
                <text:p>1981</text:p>
              </table:table-cell>
              <table:table-cell office:value-type="float" office:value="4293">
                <text:p>4293</text:p>
              </table:table-cell>
              <table:table-cell office:value-type="float" office:value="12696">
                <text:p>12696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2460">
                <text:p>2460</text:p>
              </table:table-cell>
              <table:table-cell office:value-type="float" office:value="5331">
                <text:p>5331</text:p>
              </table:table-cell>
              <table:table-cell office:value-type="float" office:value="15548">
                <text:p>1554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2566">
                <text:p>2566</text:p>
              </table:table-cell>
              <table:table-cell office:value-type="float" office:value="6370">
                <text:p>6370</text:p>
              </table:table-cell>
              <table:table-cell office:value-type="float" office:value="19321">
                <text:p>1932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2677">
                <text:p>2677</text:p>
              </table:table-cell>
              <table:table-cell office:value-type="float" office:value="6077">
                <text:p>6077</text:p>
              </table:table-cell>
              <table:table-cell office:value-type="float" office:value="17785">
                <text:p>17785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2733">
                <text:p>2733</text:p>
              </table:table-cell>
              <table:table-cell office:value-type="float" office:value="6128">
                <text:p>6128</text:p>
              </table:table-cell>
              <table:table-cell office:value-type="float" office:value="19062">
                <text:p>1906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2744">
                <text:p>2744</text:p>
              </table:table-cell>
              <table:table-cell office:value-type="float" office:value="6432">
                <text:p>6432</text:p>
              </table:table-cell>
              <table:table-cell office:value-type="float" office:value="20430">
                <text:p>20430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2740">
                <text:p>2740</text:p>
              </table:table-cell>
              <table:table-cell office:value-type="float" office:value="6735">
                <text:p>6735</text:p>
              </table:table-cell>
              <table:table-cell office:value-type="float" office:value="21896">
                <text:p>21896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2737">
                <text:p>2737</text:p>
              </table:table-cell>
              <table:table-cell office:value-type="float" office:value="6980">
                <text:p>6980</text:p>
              </table:table-cell>
              <table:table-cell office:value-type="float" office:value="23468">
                <text:p>2346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2733">
                <text:p>2733</text:p>
              </table:table-cell>
              <table:table-cell office:value-type="float" office:value="7318">
                <text:p>7318</text:p>
              </table:table-cell>
              <table:table-cell office:value-type="float" office:value="25153">
                <text:p>2515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79cm" svg:width="31.002cm" svg:height="12.734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06.75">
                <text:p>906.7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990.333333333333">
                <text:p>990.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29cm" svg:y="1.405cm" svg:width="30.87cm" svg:height="12.754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6925">
                <text:p>9.692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1266666666667">
                <text:p>10.12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107cm" svg:y="1.352cm" svg:width="31.329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1.06529902182335">
                <text:p>1.06529902182335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.09730277777778">
                <text:p>1.0973027777777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45795918367347">
                <text:p>1.45795918367347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09515625">
                <text:p>1.0951562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0994827634217">
                <text:p>1.0994827634217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4583124">
                <text:p>1.0458312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9781204">
                <text:p>1.5978120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9669421487603">
                <text:p>1.8966942148760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0711823595726">
                <text:p>1.80711823595726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7475215029425">
                <text:p>1.67475215029425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61686604344376">
                <text:p>1.61686604344376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99613432852469">
                <text:p>1.99613432852469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81089103569497">
                <text:p>1.81089103569497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823865447975">
                <text:p>1.13823865447975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.31967635474377">
                <text:p>2.31967635474377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69661008007806">
                <text:p>1.69661008007806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19203910239183">
                <text:p>1.19203910239183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14225495717811">
                <text:p>1.14225495717811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32431648360321">
                <text:p>1.32431648360321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15411714421745">
                <text:p>1.1541171442174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34182445330399">
                <text:p>1.34182445330399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404775625">
                <text:p>1.2404775625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72421035959005">
                <text:p>1.72421035959005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3903235745333">
                <text:p>1.3903235745333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22611258263028">
                <text:p>1.22611258263028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43911940377598">
                <text:p>1.43911940377598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0.957978698224852">
                <text:p>0.95797869822485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7922537068219">
                <text:p>1.2792253706821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0.853730294967766">
                <text:p>0.85373029496776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3165636464207">
                <text:p>1.13165636464207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1716029680349">
                <text:p>1.01716029680349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14555511631491">
                <text:p>1.14555511631491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07973437424122">
                <text:p>1.07973437424122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0.951561596271805">
                <text:p>0.951561596271805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911029663923">
                <text:p>1.20911029663923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0206879057419">
                <text:p>1.0206879057419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0.97130684600595">
                <text:p>0.97130684600595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0.840321827467076">
                <text:p>0.84032182746707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0.887606758678032">
                <text:p>0.88760675867803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10770694393718">
                <text:p>1.1077069439371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0.833771711107366">
                <text:p>0.833771711107366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0.79958065483613">
                <text:p>0.79958065483613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0.882959710743802">
                <text:p>0.88295971074380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0.996712257617729">
                <text:p>0.996712257617729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04480824475725">
                <text:p>1.04480824475725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0.967929432132964">
                <text:p>0.967929432132964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0.601691955061983">
                <text:p>0.60169195506198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55210069444444">
                <text:p>1.5521006944444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0.85600776417119">
                <text:p>0.856007764171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28526261869978">
                <text:p>1.2852626186997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01356022159634">
                <text:p>1.0135602215963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5244773495452">
                <text:p>1.1524477349545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08132170636424">
                <text:p>1.08132170636424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0.944894762184106">
                <text:p>0.94489476218410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55533855191287">
                <text:p>1.5553385519128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30542753605752">
                <text:p>1.3054275360575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8756750286003">
                <text:p>1.18756750286003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15275789508639">
                <text:p>1.152757895086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1901064617958">
                <text:p>1.190106461795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19321236372419">
                <text:p>1.19321236372419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2501658803473">
                <text:p>1.2501658803473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1017.5">
                <text:p>11017.5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448">
                <text:p>1144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